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" svg:font-family="Tahoma, Geneva"/>
    <style:font-face style:name="SimSun" svg:font-family="SimSun, ??¨¬?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entury Gothic" svg:font-family="'Century Gothic'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17.879cm" fo:margin-left="-0.217cm" table:align="left" style:writing-mode="lr-tb"/>
    </style:style>
    <style:style style:name="Tabela1.A" style:family="table-column">
      <style:table-column-properties style:column-width="0.997cm"/>
    </style:style>
    <style:style style:name="Tabela1.B" style:family="table-column">
      <style:table-column-properties style:column-width="16.882cm"/>
    </style:style>
    <style:style style:name="Tabela1.1" style:family="table-row">
      <style:table-row-properties style:min-row-height="0.827cm" style:keep-together="false" fo:keep-together="always"/>
    </style:style>
    <style:style style:name="Tabela1.A1" style:family="table-cell">
      <style:table-cell-properties style:vertical-align="middle" fo:padding-left="0.182cm" fo:padding-right="0.199cm" fo:padding-top="0cm" fo:padding-bottom="0cm" fo:border="0.018cm solid #000080" style:writing-mode="lr-tb"/>
    </style:style>
    <style:style style:name="Tabela1.A2" style:family="table-cell">
      <style:table-cell-properties style:vertical-align="middle" fo:padding-left="0.182cm" fo:padding-right="0.199cm" fo:padding-top="0cm" fo:padding-bottom="0cm" fo:border-left="0.018cm solid #000080" fo:border-right="none" fo:border-top="0.018cm solid #000080" fo:border-bottom="0.018cm solid #000080" style:writing-mode="lr-tb"/>
    </style:style>
    <style:style style:name="Tabela2" style:family="table">
      <style:table-properties style:width="17.852cm" fo:margin-left="-0.217cm" table:align="left" style:writing-mode="lr-tb"/>
    </style:style>
    <style:style style:name="Tabela2.A" style:family="table-column">
      <style:table-column-properties style:column-width="7.251cm"/>
    </style:style>
    <style:style style:name="Tabela2.B" style:family="table-column">
      <style:table-column-properties style:column-width="10.601cm"/>
    </style:style>
    <style:style style:name="Tabela2.1" style:family="table-row">
      <style:table-row-properties style:row-height="0.847cm" style:keep-together="false" fo:keep-together="always"/>
    </style:style>
    <style:style style:name="Tabela2.A1" style:family="table-cell">
      <style:table-cell-properties style:vertical-align="top" fo:padding-left="0.182cm" fo:padding-right="0.199cm" fo:padding-top="0cm" fo:padding-bottom="0cm" fo:border="0.018cm solid #000080" style:writing-mode="lr-tb"/>
    </style:style>
    <style:style style:name="Tabela2.2" style:family="table-row">
      <style:table-row-properties style:row-height="0.937cm" style:keep-together="false" fo:keep-together="always"/>
    </style:style>
    <style:style style:name="Tabela2.3" style:family="table-row">
      <style:table-row-properties style:row-height="0.767cm" style:keep-together="false" fo:keep-together="always"/>
    </style:style>
    <style:style style:name="Tabela2.4" style:family="table-row">
      <style:table-row-properties style:row-height="1.552cm" style:keep-together="false" fo:keep-together="always"/>
    </style:style>
    <style:style style:name="Tabela2.A4" style:family="table-cell">
      <style:table-cell-properties style:vertical-align="top" fo:padding-left="0.182cm" fo:padding-right="0.199cm" fo:padding-top="0cm" fo:padding-bottom="0cm" fo:border-left="0.018cm solid #000080" fo:border-right="none" fo:border-top="0.018cm solid #000080" fo:border-bottom="0.018cm solid #000080" style:writing-mode="lr-tb"/>
    </style:style>
    <style:style style:name="Tabela2.5" style:family="table-row">
      <style:table-row-properties style:row-height="1.339cm" style:keep-together="false" fo:keep-together="always"/>
    </style:style>
    <style:style style:name="Tabela3" style:family="table">
      <style:table-properties style:width="17.836cm" fo:margin-left="-0.208cm" table:align="left" style:writing-mode="lr-tb"/>
    </style:style>
    <style:style style:name="Tabela3.A" style:family="table-column">
      <style:table-column-properties style:column-width="5.6cm"/>
    </style:style>
    <style:style style:name="Tabela3.B" style:family="table-column">
      <style:table-column-properties style:column-width="0.067cm"/>
    </style:style>
    <style:style style:name="Tabela3.C" style:family="table-column">
      <style:table-column-properties style:column-width="5.779cm"/>
    </style:style>
    <style:style style:name="Tabela3.D" style:family="table-column">
      <style:table-column-properties style:column-width="0.058cm"/>
    </style:style>
    <style:style style:name="Tabela3.E" style:family="table-column">
      <style:table-column-properties style:column-width="6.33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d9d9d9" fo:padding-left="0.173cm" fo:padding-right="0.191cm" fo:padding-top="0cm" fo:padding-bottom="0cm" fo:border="0.018cm solid #000080" style:writing-mode="lr-tb">
        <style:background-image/>
      </style:table-cell-properties>
    </style:style>
    <style:style style:name="Tabela3.2" style:family="table-row">
      <style:table-row-properties style:min-row-height="0.91cm" style:keep-together="true" fo:keep-together="auto"/>
    </style:style>
    <style:style style:name="Tabela3.A2" style:family="table-cell">
      <style:table-cell-properties style:vertical-align="top" fo:padding-left="0.173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ela3.D2" style:family="table-cell">
      <style:table-cell-properties style:vertical-align="top" fo:padding-left="0.173cm" fo:padding-right="0.191cm" fo:padding-top="0cm" fo:padding-bottom="0cm" fo:border="0.018cm solid #808080" style:writing-mode="lr-tb"/>
    </style:style>
    <style:style style:name="Tabela3.A3" style:family="table-cell">
      <style:table-cell-properties style:vertical-align="top" fo:padding-left="0.173cm" fo:padding-right="0.191cm" fo:padding-top="0cm" fo:padding-bottom="0cm" fo:border-left="0.018cm solid #808080" fo:border-right="none" fo:border-top="0.018cm solid #000080" fo:border-bottom="0.018cm solid #808080" style:writing-mode="lr-tb"/>
    </style:style>
    <style:style style:name="Tabela3.D3" style:family="table-cell">
      <style:table-cell-properties style:vertical-align="top" fo:padding-left="0.173cm" fo:padding-right="0.191cm" fo:padding-top="0cm" fo:padding-bottom="0cm" fo:border-left="0.018cm solid #808080" fo:border-right="0.018cm solid #808080" fo:border-top="0.018cm solid #000080" fo:border-bottom="0.018cm solid #808080" style:writing-mode="lr-tb"/>
    </style:style>
    <style:style style:name="Tabela3.A13" style:family="table-cell">
      <style:table-cell-properties style:vertical-align="top" fo:background-color="#d9d9d9" fo:padding-left="0.173cm" fo:padding-right="0.191cm" fo:padding-top="0cm" fo:padding-bottom="0cm" fo:border="0.018cm solid #808080" style:writing-mode="lr-tb">
        <style:background-image/>
      </style:table-cell-properties>
    </style:style>
    <style:style style:name="Tabela4" style:family="table">
      <style:table-properties style:width="17.84cm" fo:margin-left="-0.217cm" table:align="left" style:writing-mode="lr-tb"/>
    </style:style>
    <style:style style:name="Tabela4.A" style:family="table-column">
      <style:table-column-properties style:column-width="0.422cm"/>
    </style:style>
    <style:style style:name="Tabela4.B" style:family="table-column">
      <style:table-column-properties style:column-width="5.517cm"/>
    </style:style>
    <style:style style:name="Tabela4.C" style:family="table-column">
      <style:table-column-properties style:column-width="5.763cm"/>
    </style:style>
    <style:style style:name="Tabela4.D" style:family="table-column">
      <style:table-column-properties style:column-width="6.138cm"/>
    </style:style>
    <style:style style:name="Tabela4.1" style:family="table-row">
      <style:table-row-properties style:min-row-height="0.699cm" style:keep-together="true" fo:keep-together="auto"/>
    </style:style>
    <style:style style:name="Tabela4.A1" style:family="table-cell">
      <style:table-cell-properties style:vertical-align="top" fo:padding-left="0.173cm" fo:padding-right="0.191cm" fo:padding-top="0cm" fo:padding-bottom="0cm" fo:border="none" style:writing-mode="lr-tb"/>
    </style:style>
    <style:style style:name="Tabela4.B1" style:family="table-cell">
      <style:table-cell-properties style:vertical-align="top" fo:background-color="#d9d9d9" fo:padding-left="0.173cm" fo:padding-right="0.191cm" fo:padding-top="0cm" fo:padding-bottom="0cm" fo:border="0.018cm solid #000080" style:writing-mode="lr-tb">
        <style:background-image/>
      </style:table-cell-properties>
    </style:style>
    <style:style style:name="Tabela4.2" style:family="table-row">
      <style:table-row-properties style:keep-together="true" fo:keep-together="auto"/>
    </style:style>
    <style:style style:name="Tabela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000080" fo:border-bottom="0.018cm solid #80808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-left="0.018cm solid #808080" fo:border-right="0.018cm solid #808080" fo:border-top="0.018cm solid #000080" fo:border-bottom="0.018cm solid #80808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ela4.B6" style:family="table-cell">
      <style:table-cell-properties style:vertical-align="top" fo:padding-left="0.173cm" fo:padding-right="0.191cm" fo:padding-top="0cm" fo:padding-bottom="0cm" fo:border="0.018cm solid #808080" style:writing-mode="lr-tb"/>
    </style:style>
    <style:style style:name="Tabela4.10" style:family="table-row">
      <style:table-row-properties style:min-row-height="0.75cm" style:keep-together="true" fo:keep-together="auto"/>
    </style:style>
    <style:style style:name="Tabela4.16" style:family="table-row">
      <style:table-row-properties style:min-row-height="0.794cm" style:keep-together="true" fo:keep-together="auto"/>
    </style:style>
    <style:style style:name="Tabela4.B16" style:family="table-cell">
      <style:table-cell-properties style:vertical-align="top" fo:background-color="#d9d9d9" fo:padding-left="0.173cm" fo:padding-right="0.191cm" fo:padding-top="0cm" fo:padding-bottom="0cm" fo:border="0.018cm solid #808080" style:writing-mode="lr-tb">
        <style:background-image/>
      </style:table-cell-properties>
    </style:style>
    <style:style style:name="Tabela5" style:family="table">
      <style:table-properties style:width="17.835cm" fo:margin-left="-0.101cm" table:align="left" style:writing-mode="lr-tb"/>
    </style:style>
    <style:style style:name="Tabela5.A" style:family="table-column">
      <style:table-column-properties style:column-width="17.83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09cm" fo:padding-right="0.097cm" fo:padding-top="0.097cm" fo:padding-bottom="0.097cm" fo:border="0.002cm solid #000080" style:writing-mode="lr-tb"/>
    </style:style>
    <style:style style:name="Tabela5.2" style:family="table-row">
      <style:table-row-properties style:min-row-height="0.919cm" style:keep-together="true" fo:keep-together="auto"/>
    </style:style>
    <style:style style:name="Tabela6" style:family="table">
      <style:table-properties style:width="17.806cm" fo:margin-left="-0.208cm" table:align="left" style:writing-mode="lr-tb"/>
    </style:style>
    <style:style style:name="Tabela6.A" style:family="table-column">
      <style:table-column-properties style:column-width="17.806cm"/>
    </style:style>
    <style:style style:name="Tabela6.1" style:family="table-row">
      <style:table-row-properties style:min-row-height="0.661cm" style:keep-together="true" fo:keep-together="auto"/>
    </style:style>
    <style:style style:name="Tabela6.A1" style:family="table-cell">
      <style:table-cell-properties style:vertical-align="top" fo:background-color="#d9d9d9" fo:padding-left="0.173cm" fo:padding-right="0.191cm" fo:padding-top="0cm" fo:padding-bottom="0cm" fo:border="0.018cm solid #000080" style:writing-mode="lr-tb">
        <style:background-image/>
      </style:table-cell-properties>
    </style:style>
    <style:style style:name="Tabela6.2" style:family="table-row">
      <style:table-row-properties style:keep-together="true" fo:keep-together="auto"/>
    </style:style>
    <style:style style:name="Tabela6.A2" style:family="table-cell">
      <style:table-cell-properties style:vertical-align="top" fo:padding-left="0.173cm" fo:padding-right="0.191cm" fo:padding-top="0cm" fo:padding-bottom="0cm" fo:border="0.018cm solid #808080" style:writing-mode="lr-tb"/>
    </style:style>
    <style:style style:name="Tabela7" style:family="table">
      <style:table-properties style:width="17.782cm" fo:margin-left="-0.023cm" table:align="left" style:writing-mode="lr-tb"/>
    </style:style>
    <style:style style:name="Tabela7.A" style:family="table-column">
      <style:table-column-properties style:column-width="1.561cm"/>
    </style:style>
    <style:style style:name="Tabela7.B" style:family="table-column">
      <style:table-column-properties style:column-width="1.162cm"/>
    </style:style>
    <style:style style:name="Tabela7.C" style:family="table-column">
      <style:table-column-properties style:column-width="1.321cm"/>
    </style:style>
    <style:style style:name="Tabela7.D" style:family="table-column">
      <style:table-column-properties style:column-width="1.24cm"/>
    </style:style>
    <style:style style:name="Tabela7.E" style:family="table-column">
      <style:table-column-properties style:column-width="0.106cm"/>
    </style:style>
    <style:style style:name="Tabela7.F" style:family="table-column">
      <style:table-column-properties style:column-width="1.348cm"/>
    </style:style>
    <style:style style:name="Tabela7.I" style:family="table-column">
      <style:table-column-properties style:column-width="1.025cm"/>
    </style:style>
    <style:style style:name="Tabela7.J" style:family="table-column">
      <style:table-column-properties style:column-width="0.3cm"/>
    </style:style>
    <style:style style:name="Tabela7.K" style:family="table-column">
      <style:table-column-properties style:column-width="1.349cm"/>
    </style:style>
    <style:style style:name="Tabela7.O" style:family="table-column">
      <style:table-column-properties style:column-width="1.566cm"/>
    </style:style>
    <style:style style:name="Tabela7.P" style:family="table-column">
      <style:table-column-properties style:column-width="0.048cm"/>
    </style:style>
    <style:style style:name="Tabela7.Q" style:family="table-column">
      <style:table-column-properties style:column-width="0.044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009cm" fo:padding-right="0cm" fo:padding-top="0cm" fo:padding-bottom="0cm" fo:border-left="0.018cm solid #000080" fo:border-right="none" fo:border-top="0.018cm solid #000080" fo:border-bottom="0.018cm solid #000080" style:writing-mode="lr-tb"/>
    </style:style>
    <style:style style:name="Tabela7.Q1" style:family="table-cell">
      <style:table-cell-properties style:vertical-align="top" fo:padding-left="0.009cm" fo:padding-right="0cm" fo:padding-top="0cm" fo:padding-bottom="0cm" fo:border-left="none" fo:border-right="none" fo:border-top="0.018cm solid #000080" fo:border-bottom="0.018cm solid #000080" style:writing-mode="lr-tb"/>
    </style:style>
    <style:style style:name="Tabela7.A2" style:family="table-cell">
      <style:table-cell-properties style:vertical-align="top" fo:padding-left="0.009cm" fo:padding-right="0cm" fo:padding-top="0cm" fo:padding-bottom="0cm" fo:border-left="0.018cm solid #808080" fo:border-right="none" fo:border-top="0.018cm solid #808080" fo:border-bottom="0.018cm solid #808080" style:writing-mode="lr-tb"/>
    </style:style>
    <style:style style:name="Tabela7.Q2" style:family="table-cell">
      <style:table-cell-properties style:vertical-align="top" fo:padding-left="0.009cm" fo:padding-right="0cm" fo:padding-top="0cm" fo:padding-bottom="0cm" fo:border-left="0.018cm solid #808080" fo:border-right="none" fo:border-top="0.018cm solid #000080" fo:border-bottom="0.018cm solid #000080" style:writing-mode="lr-tb"/>
    </style:style>
    <style:style style:name="Tabela7.A3" style:family="table-cell">
      <style:table-cell-properties style:vertical-align="top" fo:background-color="#d9d9d9" fo:padding-left="0.009cm" fo:padding-right="0cm" fo:padding-top="0cm" fo:padding-bottom="0cm" fo:border-left="0.002cm solid #000080" fo:border-right="none" fo:border-top="0.002cm solid #000080" fo:border-bottom="0.002cm solid #000080" style:writing-mode="lr-tb">
        <style:background-image/>
      </style:table-cell-properties>
    </style:style>
    <style:style style:name="Tabela7.Q3" style:family="table-cell">
      <style:table-cell-properties style:vertical-align="top" fo:padding-left="0.009cm" fo:padding-right="0cm" fo:padding-top="0cm" fo:padding-bottom="0cm" fo:border-left="0.002cm solid #000080" fo:border-right="none" fo:border-top="0.018cm solid #000080" fo:border-bottom="0.018cm solid #000080" style:writing-mode="lr-tb"/>
    </style:style>
    <style:style style:name="Tabela7.A5" style:family="table-cell">
      <style:table-cell-properties style:vertical-align="middle" fo:background-color="#d9d9d9" fo:padding-left="0.009cm" fo:padding-right="0cm" fo:padding-top="0cm" fo:padding-bottom="0cm" fo:border-left="0.002cm solid #000080" fo:border-right="none" fo:border-top="0.002cm solid #000080" fo:border-bottom="0.002cm solid #000080" style:writing-mode="lr-tb">
        <style:background-image/>
      </style:table-cell-properties>
    </style:style>
    <style:style style:name="Tabela7.O6" style:family="table-cell" style:data-style-name="N0">
      <style:table-cell-properties style:vertical-align="top" fo:background-color="#d9d9d9" fo:padding-left="0.009cm" fo:padding-right="0cm" fo:padding-top="0cm" fo:padding-bottom="0cm" fo:border-left="0.002cm solid #000080" fo:border-right="none" fo:border-top="0.002cm solid #000080" fo:border-bottom="0.002cm solid #000080" style:writing-mode="lr-tb">
        <style:background-image/>
      </style:table-cell-properties>
    </style:style>
    <style:style style:name="Tabela7.B7" style:family="table-cell">
      <style:table-cell-properties style:vertical-align="middle" fo:padding-left="0.009cm" fo:padding-right="0cm" fo:padding-top="0cm" fo:padding-bottom="0cm" fo:border-left="0.018cm solid #000080" fo:border-right="none" fo:border-top="0.018cm solid #000080" fo:border-bottom="0.018cm solid #000080" style:writing-mode="lr-tb"/>
    </style:style>
    <style:style style:name="Tabela7.C13" style:family="table-cell">
      <style:table-cell-properties style:vertical-align="middle" fo:padding-left="0.009cm" fo:padding-right="0cm" fo:padding-top="0cm" fo:padding-bottom="0cm" fo:border-left="0.002cm solid #000080" fo:border-right="none" fo:border-top="0.002cm solid #000080" fo:border-bottom="0.002cm solid #000080" style:writing-mode="lr-tb"/>
    </style:style>
    <style:style style:name="Tabela7.A17" style:family="table-cell" style:data-style-name="N0">
      <style:table-cell-properties style:vertical-align="top" fo:padding-left="0.009cm" fo:padding-right="0cm" fo:padding-top="0cm" fo:padding-bottom="0cm" fo:border-left="0.018cm solid #000080" fo:border-right="none" fo:border-top="none" fo:border-bottom="0.018cm solid #000080" style:writing-mode="lr-tb"/>
    </style:style>
    <style:style style:name="Tabela7.B17" style:family="table-cell">
      <style:table-cell-properties style:vertical-align="middle" fo:padding-left="0.009cm" fo:padding-right="0cm" fo:padding-top="0cm" fo:padding-bottom="0cm" fo:border-left="0.018cm solid #000080" fo:border-right="none" fo:border-top="none" fo:border-bottom="0.018cm solid #000080" style:writing-mode="lr-tb"/>
    </style:style>
    <style:style style:name="Tabela7.M17" style:family="table-cell">
      <style:table-cell-properties style:vertical-align="top" fo:padding-left="0.009cm" fo:padding-right="0cm" fo:padding-top="0cm" fo:padding-bottom="0cm" fo:border-left="0.018cm solid #000080" fo:border-right="none" fo:border-top="none" fo:border-bottom="0.018cm solid #000080" style:writing-mode="lr-tb"/>
    </style:style>
    <style:style style:name="Tabela8" style:family="table">
      <style:table-properties style:width="17.598cm" table:align="left" style:writing-mode="lr-tb"/>
    </style:style>
    <style:style style:name="Tabela8.A" style:family="table-column">
      <style:table-column-properties style:column-width="2.461cm"/>
    </style:style>
    <style:style style:name="Tabela8.B" style:family="table-column">
      <style:table-column-properties style:column-width="15.138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background-color="#d9d9d9" fo:padding-left="0.09cm" fo:padding-right="0.097cm" fo:padding-top="0.097cm" fo:padding-bottom="0.097cm" fo:border-left="0.002cm solid #000080" fo:border-right="none" fo:border-top="0.002cm solid #000080" fo:border-bottom="0.002cm solid #000080" style:writing-mode="lr-tb">
        <style:background-image/>
      </style:table-cell-properties>
    </style:style>
    <style:style style:name="Tabela8.B1" style:family="table-cell">
      <style:table-cell-properties style:vertical-align="top" fo:background-color="#d9d9d9" fo:padding-left="0.09cm" fo:padding-right="0.097cm" fo:padding-top="0.097cm" fo:padding-bottom="0.097cm" fo:border="0.002cm solid #000080" style:writing-mode="lr-tb">
        <style:background-image/>
      </style:table-cell-properties>
    </style:style>
    <style:style style:name="Tabela8.A2" style:family="table-cell">
      <style:table-cell-properties style:vertical-align="top" fo:padding-left="0.09cm" fo:padding-right="0.097cm" fo:padding-top="0.097cm" fo:padding-bottom="0.097cm" fo:border-left="0.002cm solid #000080" fo:border-right="none" fo:border-top="0.002cm solid #000080" fo:border-bottom="0.002cm solid #000080" style:writing-mode="lr-tb"/>
    </style:style>
    <style:style style:name="Tabela8.B2" style:family="table-cell">
      <style:table-cell-properties style:vertical-align="top" fo:padding-left="0.09cm" fo:padding-right="0.097cm" fo:padding-top="0.097cm" fo:padding-bottom="0.097cm" fo:border="0.002cm solid #000080" style:writing-mode="lr-tb"/>
    </style:style>
    <style:style style:name="Tabela8.A8" style:family="table-cell" style:data-style-name="N0">
      <style:table-cell-properties style:vertical-align="top" fo:padding-left="0.09cm" fo:padding-right="0.097cm" fo:padding-top="0.097cm" fo:padding-bottom="0.097cm" fo:border-left="0.002cm solid #000080" fo:border-right="none" fo:border-top="none" fo:border-bottom="0.002cm solid #000080" style:writing-mode="lr-tb"/>
    </style:style>
    <style:style style:name="Tabela8.B8" style:family="table-cell">
      <style:table-cell-properties style:vertical-align="top" fo:padding-left="0.09cm" fo:padding-right="0.097cm" fo:padding-top="0.097cm" fo:padding-bottom="0.097cm" fo:border-left="0.002cm solid #000080" fo:border-right="0.002cm solid #000080" fo:border-top="none" fo:border-bottom="0.002cm solid #000080" style:writing-mode="lr-tb"/>
    </style:style>
    <style:style style:name="Tabela9" style:family="table">
      <style:table-properties style:width="17.868cm" fo:margin-left="-0.217cm" table:align="left" style:writing-mode="lr-tb"/>
    </style:style>
    <style:style style:name="Tabela9.A" style:family="table-column">
      <style:table-column-properties style:column-width="17.868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82cm" fo:padding-right="0.199cm" fo:padding-top="0.199cm" fo:padding-bottom="0.199cm" fo:border="0.018cm solid #000080" style:writing-mode="lr-tb"/>
    </style:style>
    <style:style style:name="Tabela10" style:family="table">
      <style:table-properties style:width="17.852cm" fo:margin-left="-0.217cm" table:align="left" style:writing-mode="lr-tb"/>
    </style:style>
    <style:style style:name="Tabela10.A" style:family="table-column">
      <style:table-column-properties style:column-width="17.852cm"/>
    </style:style>
    <style:style style:name="Tabela10.1" style:family="table-row">
      <style:table-row-properties style:keep-together="false" fo:keep-together="always"/>
    </style:style>
    <style:style style:name="Tabela10.A1" style:family="table-cell">
      <style:table-cell-properties style:vertical-align="top" fo:padding-left="0.182cm" fo:padding-right="0.199cm" fo:padding-top="0.199cm" fo:padding-bottom="0.199cm" fo:border="0.018cm solid #000080" style:writing-mode="lr-tb"/>
    </style:style>
    <style:style style:name="Tabela11" style:family="table">
      <style:table-properties style:width="17.852cm" fo:margin-left="-0.217cm" table:align="left" style:writing-mode="lr-tb"/>
    </style:style>
    <style:style style:name="Tabela11.A" style:family="table-column">
      <style:table-column-properties style:column-width="17.852cm"/>
    </style:style>
    <style:style style:name="Tabela11.1" style:family="table-row">
      <style:table-row-properties style:keep-together="false" fo:keep-together="always"/>
    </style:style>
    <style:style style:name="Tabela11.A1" style:family="table-cell">
      <style:table-cell-properties style:vertical-align="top" fo:padding-left="0.182cm" fo:padding-right="0.199cm" fo:padding-top="0.199cm" fo:padding-bottom="0.199cm" fo:border="0.018cm solid #000080" style:writing-mode="lr-tb"/>
    </style:style>
    <style:style style:name="Tabela12" style:family="table">
      <style:table-properties style:width="17.932cm" fo:margin-left="-0.217cm" table:align="left" style:writing-mode="lr-tb"/>
    </style:style>
    <style:style style:name="Tabela12.A" style:family="table-column">
      <style:table-column-properties style:column-width="17.932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82cm" fo:padding-right="0.199cm" fo:padding-top="0.199cm" fo:padding-bottom="0.199cm" fo:border="0.018cm solid #000080" style:writing-mode="lr-tb"/>
    </style:style>
    <style:style style:name="P1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Text_20_body">
      <style:paragraph-properties fo:margin-left="0.012cm" fo:margin-right="0.012cm" fo:text-align="justify" style:justify-single-word="false" fo:text-indent="-0.106cm" style:auto-text-indent="false" style:snap-to-layout-grid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.012cm" fo:margin-right="0.012cm" fo:text-align="justify" style:justify-single-word="false" fo:text-indent="-0.106cm" style:auto-text-indent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Text_20_body">
      <style:paragraph-properties fo:margin-left="0.012cm" fo:margin-right="0.012cm" fo:margin-top="0cm" fo:margin-bottom="0.212cm" fo:text-indent="-0.106cm" style:auto-text-indent="false"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012cm" fo:margin-right="0.012cm" fo:text-indent="-0.106cm" style:auto-text-indent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-complex="Times New Roman"/>
    </style:style>
    <style:style style:name="P9" style:family="paragraph" style:parent-style-name="Standard">
      <style:paragraph-properties style:snap-to-layout-grid="false"/>
      <style:text-properties style:font-name-complex="Times New Roman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1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 style:snap-to-layout-grid="false"/>
      <style:text-properties fo:font-size="10.5pt" style:font-size-asian="10.5pt" style:font-size-complex="10.5pt"/>
    </style:style>
    <style:style style:name="P18" style:family="paragraph" style:parent-style-name="Standard">
      <style:paragraph-properties fo:text-align="start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fo:color="#000000" fo:font-size="10.5pt" style:font-size-asian="10.5pt" style:font-name-complex="Times New Roman" style:font-size-complex="10.5pt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name-complex="Times New Roman" style:font-weight-complex="bold"/>
    </style:style>
    <style:style style:name="P22" style:family="paragraph" style:parent-style-name="Standard">
      <style:text-properties fo:font-style="italic" style:font-style-asian="italic" style:font-name-complex="Times New Roman" style:font-style-complex="italic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Impact" style:font-name-complex="Impact"/>
    </style:style>
    <style:style style:name="P25" style:family="paragraph" style:parent-style-name="Standard">
      <style:paragraph-properties fo:line-height="150%" style:snap-to-layout-grid="false"/>
      <style:text-properties fo:font-size="8pt" style:font-size-asian="8pt" style:font-name-complex="Times New Roman" style:font-size-complex="8pt"/>
    </style:style>
    <style:style style:name="P26" style:family="paragraph" style:parent-style-name="Standard">
      <style:paragraph-properties fo:line-height="150%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line-height="150%" style:snap-to-layout-grid="false"/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31" style:family="paragraph" style:parent-style-name="Standard">
      <style:paragraph-properties fo:line-height="150%"/>
    </style:style>
    <style:style style:name="P32" style:family="paragraph" style:parent-style-name="Standard">
      <style:paragraph-properties fo:line-height="150%" style:snap-to-layout-grid="false"/>
    </style:style>
    <style:style style:name="P33" style:family="paragraph" style:parent-style-name="Standard">
      <style:paragraph-properties fo:line-height="150%"/>
      <style:text-properties fo:text-transform="uppercase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line-height="150%" fo:text-align="start" style:justify-single-word="false" style:snap-to-layout-grid="false"/>
      <style:text-properties fo:text-transform="uppercase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line-height="150%" style:snap-to-layout-grid="false"/>
      <style:text-properties fo:text-transform="uppercase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text-transform="uppercase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line-height="150%" style:snap-to-layout-grid="false">
        <style:tab-stops>
          <style:tab-stop style:position="3.228cm"/>
        </style:tab-stops>
      </style:paragraph-properties>
      <style:text-properties fo:text-transform="uppercase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line-height="150%" style:snap-to-layout-grid="false">
        <style:tab-stops>
          <style:tab-stop style:position="2.776cm" style:type="center"/>
        </style:tab-stops>
      </style:paragraph-properties>
      <style:text-properties fo:text-transform="uppercase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style:snap-to-layout-grid="false"/>
      <style:text-properties fo:text-transform="uppercase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text-properties fo:text-transform="uppercase" fo:font-size="8pt" fo:font-weight="bold" style:font-size-asian="8pt" style:font-weight-asian="bold" style:font-name-complex="Times New Roman" style:font-size-complex="8pt" style:font-weight-complex="bold"/>
    </style:style>
    <style:style style:name="P41" style:family="paragraph" style:parent-style-name="Standard">
      <style:paragraph-properties fo:line-height="150%"/>
      <style:text-properties fo:text-transform="uppercase" fo:font-size="8pt" fo:font-weight="bold" style:font-size-asian="8pt" style:font-weight-asian="bold" style:font-name-complex="Times New Roman" style:font-size-complex="8pt" style:font-weight-complex="bold"/>
    </style:style>
    <style:style style:name="P42" style:family="paragraph" style:parent-style-name="Standard">
      <style:paragraph-properties style:snap-to-layout-grid="false"/>
      <style:text-properties fo:text-transform="uppercase" fo:font-size="8pt" fo:language="en" fo:country="US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text-align="center" style:justify-single-word="false"/>
      <style:text-properties fo:text-transform="uppercase" fo:font-weight="bold" style:font-weight-asian="bold" style:font-name-complex="Times New Roman" style:font-weight-complex="bold"/>
    </style:style>
    <style:style style:name="P44" style:family="paragraph" style:parent-style-name="Standard">
      <style:paragraph-properties fo:text-align="start" style:justify-single-word="false"/>
      <style:text-properties fo:text-transform="uppercase" style:font-name="Century Gothic" fo:font-size="8pt" style:font-size-asian="8pt" style:font-name-complex="Century Gothic" style:font-size-complex="8pt"/>
    </style:style>
    <style:style style:name="P45" style:family="paragraph" style:parent-style-name="Standard">
      <style:paragraph-properties style:snap-to-layout-grid="false"/>
      <style:text-properties fo:text-transform="uppercase" style:font-name="Century Gothic" fo:font-size="8pt" fo:font-weight="bold" style:font-size-asian="8pt" style:font-weight-asian="bold" style:font-name-complex="Century Gothic" style:font-size-complex="8pt" style:font-weight-complex="bold"/>
    </style:style>
    <style:style style:name="P46" style:family="paragraph" style:parent-style-name="Standard">
      <style:paragraph-properties fo:line-height="150%"/>
      <style:text-properties fo:text-transform="uppercase" style:font-name="Century Gothic" fo:font-size="10pt" fo:font-weight="bold" style:font-size-asian="10pt" style:font-weight-asian="bold" style:font-name-complex="Century Gothic" style:font-size-complex="10pt" style:font-weight-complex="bold"/>
    </style:style>
    <style:style style:name="P47" style:family="paragraph" style:parent-style-name="Standard">
      <style:paragraph-properties style:snap-to-layout-grid="false"/>
      <style:text-properties fo:text-transform="uppercase" style:font-name="Century Gothic" fo:font-size="10pt" fo:font-weight="bold" style:font-size-asian="10pt" style:font-weight-asian="bold" style:font-name-complex="Century Gothic" style:font-size-complex="10pt" style:font-weight-complex="bold"/>
    </style:style>
    <style:style style:name="P48" style:family="paragraph" style:parent-style-name="Standard">
      <style:text-properties fo:text-transform="uppercase" style:font-name="Century Gothic" fo:font-size="6pt" fo:font-weight="bold" style:font-size-asian="6pt" style:font-weight-asian="bold" style:font-name-complex="Century Gothic" style:font-size-complex="6pt" style:font-weight-complex="bold"/>
    </style:style>
    <style:style style:name="P49" style:family="paragraph" style:parent-style-name="Standard">
      <style:paragraph-properties>
        <style:tab-stops>
          <style:tab-stop style:position="4.486cm"/>
        </style:tab-stops>
      </style:paragraph-properties>
      <style:text-properties fo:text-transform="uppercase" fo:font-size="11pt" style:font-size-asian="11pt" style:font-size-complex="11pt"/>
    </style:style>
    <style:style style:name="P50" style:family="paragraph" style:parent-style-name="Standard">
      <style:paragraph-properties fo:line-height="150%" style:snap-to-layout-grid="false"/>
      <style:text-properties fo:font-variant="normal" fo:text-transform="none" fo:color="#326c99" style:font-name="Tahoma" fo:font-size="8pt" fo:letter-spacing="normal" fo:font-style="normal" fo:font-weight="normal" style:font-size-asian="8pt" style:font-style-asian="normal" style:font-weight-asian="normal" style:font-name-complex="Tahoma" style:font-size-complex="8pt"/>
    </style:style>
    <style:style style:name="P51" style:family="paragraph" style:parent-style-name="Standard">
      <style:paragraph-properties fo:text-align="end" style:justify-single-word="false"/>
    </style:style>
    <style:style style:name="P52" style:family="paragraph" style:parent-style-name="Standard">
      <style:paragraph-properties fo:text-align="end" style:justify-single-word="false"/>
      <style:text-properties fo:font-size="10pt" style:font-size-asian="10pt" style:font-name-complex="Times New Roman" style:font-size-complex="10pt"/>
    </style:style>
    <style:style style:name="P5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55" style:family="paragraph" style:parent-style-name="Standard">
      <style:text-properties fo:font-size="9.5pt" fo:font-weight="bold" style:font-size-asian="9.5pt" style:font-weight-asian="bold" style:font-size-complex="9.5pt" style:font-weight-complex="bold"/>
    </style:style>
    <style:style style:name="P56" style:family="paragraph" style:parent-style-name="Standard">
      <style:paragraph-properties fo:margin-left="0cm" fo:margin-right="0cm" fo:text-indent="-1.27cm" style:auto-text-indent="false"/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P57" style:family="paragraph" style:parent-style-name="Standard">
      <style:paragraph-properties fo:margin-left="0cm" fo:margin-right="0.012cm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0.012cm" fo:margin-right="0.012cm" fo:text-indent="0.026cm" style:auto-text-indent="false" style:snap-to-layout-grid="false"/>
      <style:text-properties fo:font-weight="bold" style:font-weight-asian="bold" style:font-name-complex="Times New Roman" style:font-weight-complex="bold"/>
    </style:style>
    <style:style style:name="P59" style:family="paragraph" style:parent-style-name="Standard">
      <style:paragraph-properties fo:margin-left="0.635cm" fo:margin-right="0cm" fo:text-indent="-0.635cm" style:auto-text-indent="false"/>
      <style:text-properties style:font-name-complex="Times New Roman"/>
    </style:style>
    <style:style style:name="P60" style:family="paragraph" style:parent-style-name="Standard">
      <style:paragraph-properties fo:margin-left="0.635cm" fo:margin-right="0cm" fo:text-indent="-0.635cm" style:auto-text-indent="false"/>
      <style:text-properties fo:font-weight="bold" style:font-weight-asian="bold" style:font-name-complex="Times New Roman" style:font-weight-complex="bold"/>
    </style:style>
    <style:style style:name="P61" style:family="paragraph" style:parent-style-name="Standard">
      <style:paragraph-properties fo:margin-left="0cm" fo:margin-right="0cm" fo:text-indent="1.249cm" style:auto-text-indent="false"/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62" style:family="paragraph" style:parent-style-name="Standard">
      <style:paragraph-properties fo:text-align="start" style:justify-single-word="false" fo:background-color="#d9d9d9" fo:padding-left="0cm" fo:padding-right="0.141cm" fo:padding-top="0.035cm" fo:padding-bottom="0.035cm" fo:border="0.018cm solid #808080">
        <style:background-image/>
      </style:paragraph-properties>
      <style:text-properties fo:text-transform="uppercase" fo:font-size="8pt" fo:font-weight="bold" style:font-size-asian="8pt" style:font-weight-asian="bold" style:font-size-complex="8pt" style:font-weight-complex="bold"/>
    </style:style>
    <style:style style:name="P63" style:family="paragraph" style:parent-style-name="Standard">
      <style:paragraph-properties fo:margin-top="0.101cm" fo:margin-bottom="0cm" fo:line-height="150%" style:snap-to-layout-grid="false"/>
      <style:text-properties fo:text-transform="uppercase" style:font-name="Century Gothic" fo:font-size="8pt" fo:font-weight="bold" style:font-size-asian="8pt" style:font-weight-asian="bold" style:font-name-complex="Century Gothic" style:font-size-complex="8pt" style:font-weight-complex="bold"/>
    </style:style>
    <style:style style:name="P64" style:family="paragraph" style:parent-style-name="Standard">
      <style:paragraph-properties fo:margin-top="0.101cm" fo:margin-bottom="0cm" fo:line-height="150%" style:snap-to-layout-grid="false"/>
      <style:text-properties fo:text-transform="uppercase" fo:font-size="8pt" fo:font-weight="bold" style:font-size-asian="8pt" style:font-weight-asian="bold" style:font-size-complex="8pt" style:font-weight-complex="bold"/>
    </style:style>
    <style:style style:name="P65" style:family="paragraph" style:parent-style-name="Standard">
      <style:paragraph-properties fo:margin-top="0.101cm" fo:margin-bottom="0cm" fo:line-height="150%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66" style:family="paragraph" style:parent-style-name="Standard">
      <style:paragraph-properties fo:margin-left="0.012cm" fo:margin-right="-0.014cm" fo:text-indent="-0.026cm" style:auto-text-indent="false" style:snap-to-layout-grid="false"/>
    </style:style>
    <style:style style:name="P67" style:family="paragraph" style:parent-style-name="Standard">
      <style:paragraph-properties fo:margin-left="0.012cm" fo:margin-right="-0.014cm" fo:text-indent="-0.026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69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70" style:family="paragraph" style:parent-style-name="Recuo_20_de_20_corpo_20_de_20_texto_20_21">
      <style:paragraph-properties fo:margin-left="0cm" fo:margin-right="0cm" fo:margin-top="0.212cm" fo:margin-bottom="0cm" fo:line-height="150%" fo:text-align="justify" style:justify-single-word="false" fo:text-indent="0cm" style:auto-text-indent="false">
        <style:tab-stops>
          <style:tab-stop style:position="0cm"/>
          <style:tab-stop style:position="1.524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text-transform="uppercase" style:font-name="Century Gothic" fo:font-size="6pt" fo:font-weight="bold" style:font-size-asian="6pt" style:font-weight-asian="bold" style:font-name-complex="Century Gothic" style:font-size-complex="6pt" style:font-weight-complex="bold"/>
    </style:style>
    <style:style style:name="P71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2" style:family="paragraph" style:parent-style-name="Standard">
      <style:paragraph-properties style:snap-to-layout-grid="false"/>
      <style:text-properties fo:text-transform="uppercase" fo:font-size="8pt" fo:font-weight="bold" style:font-size-asian="8pt" style:font-weight-asian="bold" style:font-size-complex="8pt" style:font-weight-complex="bold"/>
    </style:style>
    <style:style style:name="P73" style:family="paragraph" style:parent-style-name="Standard">
      <style:paragraph-properties fo:line-height="150%" style:snap-to-layout-grid="false"/>
      <style:text-properties fo:text-transform="uppercase" fo:font-size="8pt" fo:font-weight="normal" style:font-size-asian="8pt" style:font-weight-asian="normal" style:font-size-complex="8pt" style:font-weight-complex="normal"/>
    </style:style>
    <style:style style:name="P74" style:family="paragraph" style:parent-style-name="Standard">
      <style:paragraph-properties style:snap-to-layout-grid="false"/>
      <style:text-properties fo:text-transform="uppercase" fo:font-size="8pt" fo:font-weight="normal" style:font-size-asian="8pt" style:font-weight-asian="normal" style:font-size-complex="8pt" style:font-weight-complex="normal"/>
    </style:style>
    <style:style style:name="P75" style:family="paragraph" style:parent-style-name="Standard" style:list-style-name="L1">
      <style:paragraph-properties style:snap-to-layout-grid="false"/>
      <style:text-properties fo:text-transform="uppercase" fo:font-size="8pt" fo:font-weight="normal" style:font-size-asian="8pt" style:font-weight-asian="normal" style:font-size-complex="8pt" style:font-weight-complex="normal"/>
    </style:style>
    <style:style style:name="P76" style:family="paragraph" style:parent-style-name="Standard">
      <style:paragraph-properties>
        <style:tab-stops>
          <style:tab-stop style:position="4.486cm"/>
        </style:tab-stops>
      </style:paragraph-properties>
      <style:text-properties fo:text-transform="uppercase" fo:font-size="8pt" style:font-size-asian="8pt" style:font-size-complex="8pt"/>
    </style:style>
    <style:style style:name="P77" style:family="paragraph" style:parent-style-name="Standard">
      <style:paragraph-properties fo:text-align="center" style:justify-single-word="false"/>
      <style:text-properties fo:text-transform="uppercase" style:font-name="Century Gothic" fo:font-size="14pt" fo:font-weight="bold" style:font-size-asian="14pt" style:font-weight-asian="bold" style:font-name-complex="Century Gothic" style:font-size-complex="14pt" style:font-weight-complex="bold"/>
    </style:style>
    <style:style style:name="P78" style:family="paragraph" style:parent-style-name="Standard">
      <style:paragraph-properties style:snap-to-layout-grid="false"/>
      <style:text-properties fo:text-transform="uppercase" style:font-name="Century Gothic" fo:font-size="8pt" fo:font-weight="normal" style:font-size-asian="8pt" style:font-weight-asian="normal" style:font-name-complex="Century Gothic" style:font-size-complex="8pt" style:font-weight-complex="normal"/>
    </style:style>
    <style:style style:name="P79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start" style:justify-single-word="false"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line-height="150%"/>
    </style:style>
    <style:style style:name="P82" style:family="paragraph" style:parent-style-name="Standard">
      <style:paragraph-properties style:snap-to-layout-grid="false"/>
    </style:style>
    <style:style style:name="P8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4" style:family="paragraph" style:parent-style-name="Standard">
      <style:paragraph-properties fo:text-align="center" style:justify-single-word="false" fo:break-before="page"/>
      <style:text-properties fo:text-transform="uppercase" style:font-name="Century Gothic" fo:font-size="14pt" fo:font-weight="bold" style:font-size-asian="14pt" style:font-weight-asian="bold" style:font-name-complex="Century Gothic" style:font-size-complex="14pt" style:font-weight-complex="bold"/>
    </style:style>
    <style:style style:name="P85" style:family="paragraph" style:parent-style-name="Standard">
      <style:paragraph-properties fo:text-align="end" style:justify-single-word="false" fo:break-before="page"/>
      <style:text-properties fo:font-size="8pt" style:font-size-asian="8pt" style:font-size-complex="8pt"/>
    </style:style>
    <style:style style:name="P86" style:family="paragraph" style:parent-style-name="Recuo_20_de_20_corpo_20_de_20_texto_20_21">
      <style:paragraph-properties fo:margin-left="0cm" fo:margin-right="0cm" fo:margin-top="0.212cm" fo:margin-bottom="0cm" fo:line-height="150%" fo:text-align="justify" style:justify-single-word="false" fo:text-indent="0cm" style:auto-text-indent="false">
        <style:tab-stops>
          <style:tab-stop style:position="0cm"/>
          <style:tab-stop style:position="1.524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text-transform="uppercase" style:font-name="Century Gothic" fo:font-size="6pt" fo:font-weight="normal" style:font-size-asian="6pt" style:font-weight-asian="normal" style:font-name-complex="Century Gothic" style:font-size-complex="6pt" style:font-weight-complex="normal"/>
    </style:style>
    <style:style style:name="P87" style:family="paragraph" style:parent-style-name="Recuo_20_de_20_corpo_20_de_20_texto_20_21">
      <style:paragraph-properties fo:margin-left="0cm" fo:margin-right="0cm" fo:margin-top="0.212cm" fo:margin-bottom="0cm" fo:line-height="150%" fo:text-align="justify" style:justify-single-word="false" fo:text-indent="0cm" style:auto-text-indent="false">
        <style:tab-stops>
          <style:tab-stop style:position="0cm"/>
          <style:tab-stop style:position="1.524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text-transform="uppercase" style:font-name="Arial" fo:font-size="8pt" fo:font-weight="normal" style:font-size-asian="8pt" style:font-weight-asian="normal" style:font-name-complex="Century Gothic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text-transform="uppercas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text-transform="uppercas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Formulário de Cadastro de Voluntário em Projeto de Pesquisa </text:p>
      <text:p text:style-name="P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5">Modalidade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(X)</text:p>
          </table:table-cell>
          <table:table-cell table:style-name="Tabela1.A1" office:value-type="string">
            <text:p text:style-name="P17">Pesquisa</text:p>
          </table:table-cell>
        </table:table-row>
        <table:table-row table:style-name="Tabela1.1">
          <table:table-cell table:style-name="Tabela1.A2" office:value-type="string">
            <text:p text:style-name="P11">( <text:s text:c="2"/>)</text:p>
          </table:table-cell>
          <table:table-cell table:style-name="Tabela1.A1" office:value-type="string">
            <text:p text:style-name="P17">Inovação</text:p>
          </table:table-cell>
        </table:table-row>
        <table:table-row table:style-name="Tabela1.1">
          <table:table-cell table:style-name="Tabela1.A1" table:number-columns-spanned="2" office:value-type="string">
            <text:p text:style-name="P18">Vínculo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1">(X)</text:p>
          </table:table-cell>
          <table:table-cell table:style-name="Tabela1.A1" office:value-type="string">
            <text:p text:style-name="P17">Voluntário do Ensino Superior</text:p>
          </table:table-cell>
        </table:table-row>
        <table:table-row table:style-name="Tabela1.1">
          <table:table-cell table:style-name="Tabela1.A2" office:value-type="string">
            <text:p text:style-name="P11">( <text:s text:c="2"/>)</text:p>
          </table:table-cell>
          <table:table-cell table:style-name="Tabela1.A1" office:value-type="string">
            <text:p text:style-name="P17">Voluntário Ensino Técnico</text:p>
          </table:table-cell>
        </table:table-row>
        <table:table-row table:style-name="Tabela1.1">
          <table:table-cell table:style-name="Tabela1.A2" office:value-type="string">
            <text:p text:style-name="P11">( <text:s text:c="2"/>)</text:p>
          </table:table-cell>
          <table:table-cell table:style-name="Tabela1.A1" office:value-type="string">
            <text:p text:style-name="P17">Trabalho de Conclusão de Curso </text:p>
          </table:table-cell>
        </table:table-row>
        <table:table-row table:style-name="Tabela1.1">
          <table:table-cell table:style-name="Tabela1.A2" office:value-type="string">
            <text:p text:style-name="P11">( <text:s text:c="2"/>)</text:p>
          </table:table-cell>
          <table:table-cell table:style-name="Tabela1.A1" office:value-type="string">
            <text:p text:style-name="P17">Pós-Graduação Lato sensu no IFNMG</text:p>
          </table:table-cell>
        </table:table-row>
        <table:table-row table:style-name="Tabela1.1">
          <table:table-cell table:style-name="Tabela1.A2" office:value-type="string">
            <text:p text:style-name="P11">( <text:s text:c="2"/>) </text:p>
          </table:table-cell>
          <table:table-cell table:style-name="Tabela1.A1" office:value-type="string">
            <text:p text:style-name="P19">Pós-Graduação Stricto Sensu no IFNMG</text:p>
          </table:table-cell>
        </table:table-row>
        <table:table-row table:style-name="Tabela1.1">
          <table:table-cell table:style-name="Tabela1.A2" office:value-type="string">
            <text:p text:style-name="P11">( <text:s text:c="2"/>)</text:p>
          </table:table-cell>
          <table:table-cell table:style-name="Tabela1.A1" office:value-type="string">
            <text:p text:style-name="P17">Pós-Graduação Lato sensu em parceira do IFNMG</text:p>
          </table:table-cell>
        </table:table-row>
        <table:table-row table:style-name="Tabela1.1">
          <table:table-cell table:style-name="Tabela1.A2" office:value-type="string">
            <text:p text:style-name="P11">( <text:s text:c="2"/>)</text:p>
          </table:table-cell>
          <table:table-cell table:style-name="Tabela1.A1" office:value-type="string">
            <text:p text:style-name="P17">Pós-Graduação Stricto sensu em parceira do IFNMG</text:p>
          </table:table-cell>
        </table:table-row>
      </table:table>
      <text:p text:style-name="Standard"/>
      <text:p text:style-name="P5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57">IDENTIFICAÇÃO DO PROJETO:</text:p>
            <text:p text:style-name="P58"/>
            <text:p text:style-name="P58"/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12"><text:bookmark text:name="__Fieldmark__303_1113404755"/>TÍTULO DO PROJETO DE PESQUISA: <text:s/></text:p>
            <text:p text:style-name="P60">Sistema de suporte para controle de pacientes na enfermaria escolar</text:p>
            <text:p text:style-name="P59"/>
            <text:p text:style-name="P59"/>
            <text:p text:style-name="P59"/>
            <text:p text:style-name="P22"/>
          </table:table-cell>
          <table:covered-table-cell/>
        </table:table-row>
        <table:table-row table:style-name="Tabela2.3">
          <table:table-cell table:style-name="Tabela2.A1" table:number-columns-spanned="2" office:value-type="string">
            <text:p text:style-name="P12">Nº DE CADASTRO DO PROJETO NA PROPI:</text:p>
          </table:table-cell>
          <table:covered-table-cell/>
        </table:table-row>
        <table:table-row table:style-name="Tabela2.4">
          <table:table-cell table:style-name="Tabela2.A4" office:value-type="string">
            <text:p text:style-name="P12"><text:bookmark text:name="__Fieldmark__322_1113404755"/>ÁREA DO CONHECIMENTO (**): <text:s/></text:p>
            <text:p text:style-name="P11">1.00.00.00-3 <text:s/>Ciências Exatas e da Terra</text:p>
          </table:table-cell>
          <table:table-cell table:style-name="Tabela2.A1" office:value-type="string">
            <text:p text:style-name="P12"><text:bookmark text:name="__Fieldmark__332_1113404755"/>SUBÁREA (**): </text:p>
            <text:p text:style-name="P11">1.03.03.04-9 Sistemas de informação</text:p>
          </table:table-cell>
        </table:table-row>
        <table:table-row table:style-name="Tabela2.5">
          <table:table-cell table:style-name="Tabela2.A1" table:number-columns-spanned="2" office:value-type="string">
            <text:p text:style-name="P12"><text:bookmark text:name="__Fieldmark__340_1113404755"/>PALAVRAS-CHAVE (no máximo 6): <text:s/></text:p>
            <text:p text:style-name="P22">Atendimento Médico, Enfermaria, Sistema de Informação, Desenvolvimento de Software.</text:p>
            <text:p text:style-name="P22"/>
            <text:p text:style-name="P22"/>
            <text:p text:style-name="P7"/>
            <text:p text:style-name="P7"/>
          </table:table-cell>
          <table:covered-table-cell/>
        </table:table-row>
      </table:table>
      <text:p text:style-name="P13">(**) Nome da Classificação das Áreas do Conhecimento - Tabela CNPq</text:p>
      <text:p text:style-name="P21"/>
      <text:p text:style-name="P24">Informações do orientador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26">DADOS DO ORIENTADOR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34">nome COMPLETO:<text:line-break/>Leonardo humberto guimarães Silva</text:p>
          </table:table-cell>
          <table:covered-table-cell/>
          <table:covered-table-cell/>
          <table:table-cell table:style-name="Tabela3.D2" table:number-columns-spanned="2" office:value-type="string">
            <text:p text:style-name="P32"><text:span text:style-name="T5">CampUs</text:span><text:span text:style-name="T6"> onde trabalha:</text:span></text:p>
            <text:p text:style-name="P35">salinas</text:p>
          </table:table-cell>
          <table:covered-table-cell/>
        </table:table-row>
        <table:table-row table:style-name="Tabela3.1">
          <table:table-cell table:style-name="Tabela3.A3" table:number-columns-spanned="3" office:value-type="string">
            <text:p text:style-name="P35">área de conhecimento/CURSO:</text:p>
            <text:p text:style-name="P35">sistemas de informação</text:p>
          </table:table-cell>
          <table:covered-table-cell/>
          <table:covered-table-cell/>
          <table:table-cell table:style-name="Tabela3.D3" table:number-columns-spanned="2" office:value-type="string">
            <text:p text:style-name="P35">matrícula siape:</text:p>
            <text:p text:style-name="P41"/>
          </table:table-cell>
          <table:covered-table-cell/>
        </table:table-row>
        <table:table-row table:style-name="Tabela3.1">
          <table:table-cell table:style-name="Tabela3.A2" table:number-columns-spanned="3" office:value-type="string">
            <text:p text:style-name="P39">local de permanência na instituição/sala/laboratório:</text:p>
            <text:p text:style-name="P40">Sala 11 – Prédio de gabinetes</text:p>
            <text:p text:style-name="P40"/>
          </table:table-cell>
          <table:covered-table-cell/>
          <table:covered-table-cell/>
          <table:table-cell table:style-name="Tabela3.D2" table:number-columns-spanned="2" office:value-type="string">
            <text:p text:style-name="P39">telefone/ramaL: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34">data de nascimento (dia/mês/ano): </text:p>
          </table:table-cell>
          <table:table-cell table:style-name="Tabela3.A2" table:number-columns-spanned="2" office:value-type="string">
            <text:p text:style-name="P35">Naturalidade – uf:</text:p>
            <text:p text:style-name="P41"/>
          </table:table-cell>
          <table:covered-table-cell/>
          <table:table-cell table:style-name="Tabela3.D2" table:number-columns-spanned="2" office:value-type="string">
            <text:p text:style-name="P35">Nacionalidade:</text:p>
            <text:p text:style-name="P61"/>
          </table:table-cell>
          <table:covered-table-cell/>
        </table:table-row>
        <table:table-row table:style-name="Tabela3.1">
          <table:table-cell table:style-name="Tabela3.D2" table:number-columns-spanned="5" office:value-type="string">
            <text:p text:style-name="P35">endereço residencial (Av, rua, estrada)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35">Número: <text:s text:c="7"/></text:p>
          </table:table-cell>
          <table:table-cell table:style-name="Tabela3.A2" table:number-columns-spanned="2" office:value-type="string">
            <text:p text:style-name="P35">complemento (exemplo: Apto):</text:p>
          </table:table-cell>
          <table:covered-table-cell/>
          <table:table-cell table:style-name="Tabela3.D2" table:number-columns-spanned="2" office:value-type="string">
            <text:p text:style-name="P35">Bairro: 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35">Cidade: <text:s/></text:p>
          </table:table-cell>
          <table:table-cell table:style-name="Tabela3.A2" table:number-columns-spanned="2" office:value-type="string">
            <text:p text:style-name="P35">Estado:</text:p>
          </table:table-cell>
          <table:covered-table-cell/>
          <table:table-cell table:style-name="Tabela3.D2" table:number-columns-spanned="2" office:value-type="string">
            <text:p text:style-name="P35">CEP: 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35">telefone residencial:</text:p>
          </table:table-cell>
          <table:table-cell table:style-name="Tabela3.A2" table:number-columns-spanned="2" office:value-type="string">
            <text:p text:style-name="P35">Celular:</text:p>
          </table:table-cell>
          <table:covered-table-cell/>
          <table:table-cell table:style-name="Tabela3.D2" table:number-columns-spanned="2" office:value-type="string">
            <text:p text:style-name="P35">E-mail: <text:s text:c="2"/></text:p>
            <text:p text:style-name="P25"/>
          </table:table-cell>
          <table:covered-table-cell/>
        </table:table-row>
        <text:soft-page-break/>
        <table:table-row table:style-name="Tabela3.1">
          <table:table-cell table:style-name="Tabela3.A1" table:number-columns-spanned="5" office:value-type="string">
            <text:p text:style-name="P35">Documentos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2" office:value-type="string">
            <text:p text:style-name="P35">carteira de identidade:</text:p>
            <text:p text:style-name="P41"/>
          </table:table-cell>
          <table:covered-table-cell/>
          <table:table-cell table:style-name="Tabela3.A3" table:number-columns-spanned="2" office:value-type="string">
            <text:p text:style-name="P35">órgão expedidor:</text:p>
          </table:table-cell>
          <table:covered-table-cell/>
          <table:table-cell table:style-name="Tabela3.D3" office:value-type="string">
            <text:p text:style-name="P35">data de expedição:</text:p>
          </table:table-cell>
        </table:table-row>
        <table:table-row table:style-name="Tabela3.1">
          <table:table-cell table:style-name="Tabela3.D2" table:number-columns-spanned="5" office:value-type="string">
            <text:p text:style-name="P35">Cpf:</text:p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3" table:number-columns-spanned="5" office:value-type="string">
            <text:p text:style-name="P35">Dados de formação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D2" table:number-columns-spanned="5" office:value-type="string">
            <text:p text:style-name="P35">formação universitária:</text:p>
            <text:p text:style-name="P25">BACHAREL EM CIÊNCIA DA COMPUTAÇÃO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D2" table:number-columns-spanned="5" office:value-type="string">
            <text:p text:style-name="P35">título acadêmico (maior):</text:p>
            <text:p text:style-name="P25">DOUTOR EM CIÊNCIA DA COMPUTAÇÃO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D2" table:number-columns-spanned="5" office:value-type="string">
            <text:p text:style-name="P35">Link do curriculo Lattes:</text:p>
            <text:p text:style-name="P50">http://lattes.cnpq.br/6697814933891299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43">Informações do estudante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office:value-type="string">
              <text:p text:style-name="P6"/>
            </table:table-cell>
            <table:table-cell table:style-name="Tabela4.B1" table:number-columns-spanned="3" office:value-type="string">
              <text:p text:style-name="P26">DADOS DO(A) ESTUDANTE</text:p>
            </table:table-cell>
            <table:covered-table-cell/>
            <table:covered-table-cell/>
          </table:table-row>
        </table:table-header-rows>
        <table:table-row table:style-name="Tabela4.2">
          <table:table-cell table:style-name="Tabela4.A2" office:value-type="string">
            <text:p text:style-name="P9"/>
          </table:table-cell>
          <table:table-cell table:style-name="Tabela4.B2" table:number-columns-spanned="2" office:value-type="string">
            <text:p text:style-name="P35">nome completo:</text:p>
          </table:table-cell>
          <table:covered-table-cell/>
          <table:table-cell table:style-name="Tabela4.D2" office:value-type="string">
            <text:p text:style-name="P35">Matrícula:</text:p>
            <text:p text:style-name="P41"/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table:number-columns-spanned="2" office:value-type="string">
            <text:p text:style-name="P35">Curso:</text:p>
            <text:p text:style-name="P25"/>
          </table:table-cell>
          <table:covered-table-cell/>
          <table:table-cell table:style-name="Tabela4.D3" office:value-type="string">
            <text:p text:style-name="P35">CAMPUS <text:s/>ONDE <text:s/>ESTUDA:</text:p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table:number-columns-spanned="2" office:value-type="string">
            <text:p text:style-name="P35">Link do curriculo Lattes:</text:p>
            <text:p text:style-name="P35"/>
          </table:table-cell>
          <table:covered-table-cell/>
          <table:table-cell table:style-name="Tabela4.D3" office:value-type="string">
            <text:p text:style-name="P35"/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data de nascimento:</text:p>
            <text:p text:style-name="P41"/>
          </table:table-cell>
          <table:table-cell table:style-name="Tabela4.B3" office:value-type="string">
            <text:p text:style-name="P35">Naturalidade – uf:</text:p>
            <text:p text:style-name="P41"/>
          </table:table-cell>
          <table:table-cell table:style-name="Tabela4.D3" office:value-type="string">
            <text:p text:style-name="P35">Nacionalidade:</text:p>
          </table:table-cell>
        </table:table-row>
        <table:table-row table:style-name="Tabela4.2">
          <table:table-cell table:style-name="Tabela4.A1" office:value-type="string">
            <text:p text:style-name="P9"/>
          </table:table-cell>
          <table:table-cell table:style-name="Tabela4.B6" table:number-columns-spanned="3" office:value-type="string">
            <text:p text:style-name="P35">endereço (Av, rua, estrada):</text:p>
            <text:p text:style-name="P35"/>
          </table:table-cell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Número:</text:p>
          </table:table-cell>
          <table:table-cell table:style-name="Tabela4.B3" office:value-type="string">
            <text:p text:style-name="P35">Complemento :</text:p>
            <text:p text:style-name="P25"/>
          </table:table-cell>
          <table:table-cell table:style-name="Tabela4.D3" office:value-type="string">
            <text:p text:style-name="P35">Bairro:</text:p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Cidade:</text:p>
            <text:p text:style-name="P25"/>
          </table:table-cell>
          <table:table-cell table:style-name="Tabela4.B3" office:value-type="string">
            <text:p text:style-name="P35">Estado:</text:p>
          </table:table-cell>
          <table:table-cell table:style-name="Tabela4.D3" office:value-type="string">
            <text:p text:style-name="P35">CEP:</text:p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telefone residencial:</text:p>
          </table:table-cell>
          <table:table-cell table:style-name="Tabela4.B3" office:value-type="string">
            <text:p text:style-name="P35">Celular:</text:p>
          </table:table-cell>
          <table:table-cell table:style-name="Tabela4.D3" office:value-type="string">
            <text:p text:style-name="P35">E-mail:</text:p>
            <text:p text:style-name="P25"/>
          </table:table-cell>
        </table:table-row>
        <table:table-row table:style-name="Tabela4.10">
          <table:table-cell table:style-name="Tabela4.A1" office:value-type="string">
            <text:p text:style-name="P9"/>
          </table:table-cell>
          <table:table-cell table:style-name="Tabela4.B1" table:number-columns-spanned="3" office:value-type="string">
            <text:p text:style-name="P35">Documentos</text:p>
          </table:table-cell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2" office:value-type="string">
            <text:p text:style-name="P35">carteira de identidade:</text:p>
          </table:table-cell>
          <table:table-cell table:style-name="Tabela4.B2" office:value-type="string">
            <text:p text:style-name="P35">órgão expedidor:</text:p>
          </table:table-cell>
          <table:table-cell table:style-name="Tabela4.D2" office:value-type="string">
            <text:p text:style-name="P35">data de expedição:</text:p>
            <text:p text:style-name="P25"/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título de eleitor:</text:p>
            <text:p text:style-name="P41"/>
          </table:table-cell>
          <table:table-cell table:style-name="Tabela4.B3" office:value-type="string">
            <text:p text:style-name="P35">seção eleitoral:</text:p>
          </table:table-cell>
          <table:table-cell table:style-name="Tabela4.D3" office:value-type="string">
            <text:p text:style-name="P35">zona eleitoral:</text:p>
          </table:table-cell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Cpf:</text:p>
            <text:p text:style-name="P41"/>
          </table:table-cell>
          <table:table-cell table:style-name="Tabela4.B3" office:value-type="string">
            <text:p text:style-name="P35">situação militar:</text:p>
          </table:table-cell>
          <table:table-cell table:style-name="Tabela4.D3" office:value-type="string">
            <text:p text:style-name="P35">certidão militar:</text:p>
          </table:table-cell>
        </table:table-row>
        <table:table-row table:style-name="Tabela4.10">
          <table:table-cell table:style-name="Tabela4.B1" table:number-columns-spanned="4" office:value-type="string">
            <text:p text:style-name="P35">Outras informações</text:p>
          </table:table-cell>
          <table:covered-table-cell/>
          <table:covered-table-cell/>
          <table:covered-table-cell/>
        </table:table-row>
        <table:table-row table:style-name="Tabela4.2">
          <table:table-cell table:style-name="Tabela4.B3" table:number-columns-spanned="2" office:value-type="string">
            <text:p text:style-name="P35">trabalha?</text:p>
            <text:p text:style-name="P36">( <text:s text:c="3"/>) sim <text:s text:c="5"/>( <text:s text:c="2"/>) não</text:p>
          </table:table-cell>
          <table:covered-table-cell/>
          <table:table-cell table:style-name="Tabela4.B3" office:value-type="string">
            <text:p text:style-name="P35">local do trabalho:</text:p>
          </table:table-cell>
          <table:table-cell table:style-name="Tabela4.D3" office:value-type="string">
            <text:p text:style-name="P35">Telefone:</text:p>
          </table:table-cell>
        </table:table-row>
        <table:table-row table:style-name="Tabela4.16">
          <table:table-cell table:style-name="Tabela4.A1" office:value-type="string">
            <text:p text:style-name="P9"/>
          </table:table-cell>
          <table:table-cell table:style-name="Tabela4.B16" table:number-columns-spanned="3" office:value-type="string">
            <text:p text:style-name="P35">Dados dos pais (PARA ALUNOS MENORES DE 18 ANOS)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9"/>
          </table:table-cell>
          <table:table-cell table:style-name="Tabela4.B6" table:number-columns-spanned="3" office:value-type="string">
            <text:p text:style-name="P35">nome do pai ou RESPONSÁVEL:</text:p>
          </table:table-cell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5">carteira de identidade:</text:p>
          </table:table-cell>
          <table:table-cell table:style-name="Tabela4.B3" office:value-type="string">
            <text:p text:style-name="P35">órgão expedidor:</text:p>
          </table:table-cell>
          <table:table-cell table:style-name="Tabela4.D3" office:value-type="string">
            <text:p text:style-name="P35">CPF:</text:p>
            <text:p text:style-name="P30"/>
          </table:table-cell>
        </table:table-row>
        <table:table-row table:style-name="Tabela4.2">
          <table:table-cell table:style-name="Tabela4.A1" office:value-type="string">
            <text:p text:style-name="P9"/>
          </table:table-cell>
          <table:table-cell table:style-name="Tabela4.B6" table:number-columns-spanned="3" office:value-type="string">
            <text:p text:style-name="P35">nome da mãe:</text:p>
            <text:p text:style-name="P35"/>
          </table:table-cell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9"/>
          </table:table-cell>
          <table:table-cell table:style-name="Tabela4.B3" office:value-type="string">
            <text:p text:style-name="P34">carteira de identidade:</text:p>
            <text:p text:style-name="P34"/>
          </table:table-cell>
          <table:table-cell table:style-name="Tabela4.B3" office:value-type="string">
            <text:p text:style-name="P37">órgão expedidor:</text:p>
          </table:table-cell>
          <table:table-cell table:style-name="Tabela4.D3" office:value-type="string">
            <text:p text:style-name="P38">CPF:</text:p>
          </table:table-cell>
        </table:table-row>
      </table:table>
      <text:p text:style-name="P44"/>
      <text:p text:style-name="P77"/>
      <text:p text:style-name="P77"/>
      <text:p text:style-name="P77"/>
      <text:p text:style-name="P77"/>
      <text:p text:style-name="P84">plano de trabalho DO ESTUDANTE</text:p>
      <text:p text:style-name="P46"/>
      <text:p text:style-name="P4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69">4 – PLANO DE TRABALHO DO ESTUDANTE</text:p>
          </table:table-cell>
        </table:table-row>
        <table:table-row table:style-name="Tabela5.2">
          <table:table-cell table:style-name="Tabela5.A1" office:value-type="string">
            <text:p text:style-name="P68">PERÍODO DE EXECUÇÃO DO PLANO DE TRABALHO <text:s/>: 04/11/2019 A 31/07/2020 <text:s text:c="11"/></text:p>
          </table:table-cell>
        </table:table-row>
        <table:table-row table:style-name="Tabela5.2">
          <table:table-cell table:style-name="Tabela5.A1" office:value-type="string">
            <text:p text:style-name="P68">CARGA HORÁRIA SEMANAL A SER CUMPRIDA PELO ESTUDANTE: __15___ horas semanais </text:p>
          </table:table-cell>
        </table:table-row>
      </table:table>
      <text:p text:style-name="P46"/>
      <text:p text:style-name="P31"/>
      <text:p text:style-name="P3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35">plano de trabalho (utilize quantas linhas forem necessárias)</text:p>
          </table:table-cell>
        </table:table-row>
        <table:table-row table:style-name="Tabela6.2">
          <table:table-cell table:style-name="Tabela6.A2" office:value-type="string">
            <text:p text:style-name="P32"><text:span text:style-name="T6">local de realização do pr</text:span><text:bookmark text:name="_GoBack"/><text:span text:style-name="T6">ojeto (laboratório, sala, etc.)</text:span></text:p>
            <text:p text:style-name="P33">Setor de enfermagem - ifnmg-SAlinas</text:p>
          </table:table-cell>
        </table:table-row>
        <table:table-row table:style-name="Tabela6.2">
          <table:table-cell table:style-name="Tabela6.A2" office:value-type="string">
            <text:p text:style-name="P39">introdução/Justificativa (problema a ser estudado)</text:p>
            <text:p text:style-name="P39"/>
            <text:p text:style-name="P73">O Setor de Enfermagem do IFNMG-Salinas atende aos alunos e funcionários da instituição com consultas e perícias, emergenciais ou agendadas. Os enfermeiros são funcionários do setor de enfermaria que coordenam todas as tarefas necessárias para a manutenção de um bom estado das condições dos pacientes e organizam as atividades diárias, certificando-se de que a execução de cada serviço mantenha-se eficaz. O médico é o funcionário responsável pelas consultas e pela perícia que é realizada com os funcionários em caso de apresentação de atestado ou de ingresso de um novo servidor efetivo. A enfermaria deve manter registro das fichas clínicas (anamnese) de cada aluno, com todos os seus dados pessoais relevantes. A enfermaria envia semestralmente para a reitoria um somatório de todos os atendimentos realizados, vacinações, a quantidade de alunos que foram atendidos na unidade, quantos necessitaram de atendimento médico e quantos precisaram de transferência para um hospital. O médico tem o dever de reportar a quantidade total de consultas e perícias realizadas. As informações registradas na ficha clínica do aluno devem ser mantidas pela enfermaria por no mínimo sete anos. </text:p>
            <text:p text:style-name="P73"/>
            <text:p text:style-name="P73">Atualmente, mesmo com a obrigatoriedade de registro e envio de informações sobre pacientes e atendimentos realizados, o setor não possui um software de apoio nem para registros das informações cadastrais dos pacientes e profissionais da saúde, e nem para registro das consultas. Este projeto tem como objetivo principal o desenvolvimento e implantação de um sistema de informação que atenda às necessidades específicas do setor de enfermagem do IFNMG-Salinas. O trabalho permite a participação dos alunos envolvidos em uma situação real de desenvolvimento de um sistema, contribuindo para sua formação e auxiliando o setor de enfermagem de nosso campus. A atividade exige trabalho em equipe e integra o conteúdo de diferentes disciplinas do curso de Sistemas de Informação. Além disso, este projeto representa a continuidade de um trabalho iniciado em 2018, na disciplina de Desenvolvimento de Sistemas, do curso Técnico em Informática, integrando atividades do curso superior com o curso técnico.</text:p>
            <text:p text:style-name="P73"/>
          </table:table-cell>
        </table:table-row>
        <table:table-row table:style-name="Tabela6.2">
          <table:table-cell table:style-name="Tabela6.A2" office:value-type="string">
            <text:p text:style-name="P39">objetivos</text:p>
            <text:p text:style-name="P39"/>
            <text:p text:style-name="P74">O objetivo principal é desenvolver e implantar um sistema de apoio para o setor de enfermagem do IFNMG-Salinas, permitindo a participação dos alunos envolvidos em uma situação real de desenvolvimento de um sistema.</text:p>
            <text:p text:style-name="P74"/>
            <text:p text:style-name="P74">Objetivos específicos</text:p>
            <text:list xml:id="list6522938459112164959" text:style-name="L1">
              <text:list-item>
                <text:p text:style-name="P75">Reduzir o tempo proveniente do cadastro de novos alunos e servidores;</text:p>
              </text:list-item>
              <text:list-item>
                <text:p text:style-name="P75">Facilitar aos profissionais de saúde a busca por informações dos pacientes;</text:p>
              </text:list-item>
              <text:list-item>
                <text:p text:style-name="P75">Fornecer informações históricas sobre atendimentos médicos passados;</text:p>
              </text:list-item>
              <text:list-item>
                <text:p text:style-name="P75">Proporcionar aos alunos uma experiência profissional de desenvolvimento de software.</text:p>
              </text:list-item>
            </text:list>
            <text:p text:style-name="P39"/>
          </table:table-cell>
        </table:table-row>
        <text:soft-page-break/>
        <table:table-row table:style-name="Tabela6.2">
          <table:table-cell table:style-name="Tabela6.A2" office:value-type="string">
            <text:p text:style-name="P42">METODOLOGIA</text:p>
            <text:p text:style-name="P49"/>
            <text:p text:style-name="P76">O presente projeto surge da necessidade de se utilizar um software que facilite o atendimento no setor de enfermagem do IFNMG-Salinas. As etapas de desenvolvimento estão divididas da seguinte forma: </text:p>
            <text:p text:style-name="P76"><text:s/>1. Análise do produto existente (código + documentação). O projeto foi iniciado pelos alunos do curso Técnico em Informática em 2018, na disciplina de Desenvolvimento de Sistemas, e continuado pelos alunos estagiários neste projeto, na disciplina de Programação Orientada a Objetos II, no primeiro semestre de 2019. O aluno estagiários deverão:</text:p>
            <text:p text:style-name="P76"><text:s/>1.1. Organizar o produto existente (código + documentação) em um repositório para controle de versões. </text:p>
            <text:p text:style-name="P76"><text:s/>1.2. Elaborar manual de operações que documente, de forma clara e direta, os passos necessários para instalação e operação do sistema.</text:p>
            <text:p text:style-name="P76"><text:s/>2. Instalação dos módulos cliente e servidor.</text:p>
            <text:p text:style-name="P76"><text:s/>2.1. Verificar infraestrutura existente (servidor) no IFNMG-Salinas para instalação e gerenciamento do banco de dados.</text:p>
            <text:p text:style-name="P76"><text:s/>2.2. Verificar infraestrutura existente no setor de enfermagem para instalação da aplicação cliente.</text:p>
            <text:p text:style-name="P76"><text:s/>2.3. Agendar instalação dos módulos cliente e servidor.</text:p>
            <text:p text:style-name="P76"><text:s/>3. Treinamento dos usuários com levantamento de requisitos pendentes e alterações necessárias.</text:p>
            <text:p text:style-name="P76"><text:s/>3.1. Agendar treinamento</text:p>
            <text:p text:style-name="P76"><text:s/>3.2. Acompanhar a implantação e instruir os usuários sobre como registrar as demandas (<text:span text:style-name="T4">issues</text:span>) e possíveis problemas (<text:span text:style-name="T4">bugs</text:span>)</text:p>
            <text:p text:style-name="P76"><text:s/>4. Implementação das alterações e correções necessárias.</text:p>
            <text:p text:style-name="P76"><text:s/>4.1. Atender solicitações dos usuários e correção de bugs.</text:p>
            <text:p text:style-name="P76"><text:s/>4.2. Implementar testes para as funcionalidades do sistema.</text:p>
            <text:p text:style-name="P76"><text:s/>4.3. Acompanhar as atividades dos usuários </text:p>
            <text:p text:style-name="P76"><text:s/>5. Apresentação e documentação final.</text:p>
            <text:p text:style-name="P76"><text:s/>5.1. Manter atualizada a documentação. </text:p>
            <text:p text:style-name="P76"><text:s/>5.2. Registrar potenciais pendências e/ou necessidades de intervenções futuras.</text:p>
            <text:p text:style-name="P76"/>
            <text:p text:style-name="P48"/>
          </table:table-cell>
        </table:table-row>
        <table:table-row table:style-name="Tabela6.2">
          <table:table-cell table:style-name="Tabela6.A2" office:value-type="string">
            <text:p text:style-name="P42">RESULTADOS ESPERADOS</text:p>
            <text:p text:style-name="P42"/>
            <text:p text:style-name="P78">Após a conclusão do projeto, almeja-se a disponibilização para a instituição de um software de apoio para gerencia dos atendimento médicos realizados no campus, de modo que atenda às necessidades e restrições existentes no setor de enfermagem do IFNMG-Salinas.</text:p>
            <text:p text:style-name="P78"/>
            <text:p text:style-name="P45"/>
            <text:p text:style-name="P45"/>
          </table:table-cell>
        </table:table-row>
        <table:table-row table:style-name="Tabela6.2">
          <table:table-cell table:style-name="Tabela6.A2" office:value-type="string">
            <text:p text:style-name="P39">Referências bibliográficas</text:p>
            <text:p text:style-name="P70"/>
            <text:p text:style-name="P87">ABRANTES, A. M.; BLEVINS, C.; LINDSAY, C.; BATTLE, C. L.; BUMAN, M. P.; AGU, E.; STEIN, M. <text:span text:style-name="T1">Formative work in the development of a physical activity smartphone app targeted for patients with alcohol use disorders.</text:span> Psychology of Sport and Exercise, Elsevier, 2018, In press.</text:p>
            <text:p text:style-name="P87"/>
            <text:p text:style-name="P87">MORESI, E. A. D.; GODINHO, S. G. G.; MARIZ, R. S.; BRAGA FILHO, M. O.; BARBOSA, J. A.; LOPES, M. C.; OSMALA JÚNIOR, W. A.; MORAIS, M. A. A. T. <text:span text:style-name="T1">Tecnologia Social: a doação na perspectiva do aplicativo Solidarius</text:span>. RISTI, Porto , <text:s/>n. 23, p. 1-16, <text:s/>set. <text:s/>2017 . <text:s text:c="2"/>Disponível em &lt;http://www.scielo.mec.pt/scielo.php?script=sci_arttext&amp;pid=S1646-98952017000300002&amp;lng=pt&amp;nrm=iso&gt;. http://dx.doi.org/10.17013/risti.23.1–16.</text:p>
            <text:p text:style-name="P87"/>
            <text:p text:style-name="P87">DENÚNCIA AMBIENTE. PRODESP, 2017. Apresenta<text:span text:style-name="T1"> informações sobre o aplicativo Denúncia Ambiente</text:span>. Disponível em: &lt;https://play.google.com/store/apps/details?id=br.gov.sp.denunciaambiental&gt;</text:p>
            <text:p text:style-name="P86"/>
          </table:table-cell>
        </table:table-row>
      </table:table>
      <text:p text:style-name="P85"/>
      <text:p text:style-name="P62">cronograma DE ATIVIDADES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 table:number-columns-repeated="3"/>
        <table:table-column table:style-name="Tabela7.I"/>
        <table:table-column table:style-name="Tabela7.J"/>
        <table:table-column table:style-name="Tabela7.K"/>
        <table:table-column table:style-name="Tabela7.F"/>
        <table:table-column table:style-name="Tabela7.C"/>
        <table:table-column table:style-name="Tabela7.F"/>
        <table:table-column table:style-name="Tabela7.O"/>
        <table:table-column table:style-name="Tabela7.P"/>
        <table:table-column table:style-name="Tabela7.Q"/>
        <table:table-row table:style-name="Tabela7.1">
          <table:table-cell table:style-name="Tabela7.A1" table:number-columns-spanned="15" office:value-type="string">
            <text:p text:style-name="P63">relacionar as atividades desenvolvidas pelo ESTUDANTE</text:p>
            <table:table table:name="Tabela8" table:style-name="Tabela8">
              <table:table-column table:style-name="Tabela8.A"/>
              <table:table-column table:style-name="Tabela8.B"/>
              <table:table-row table:style-name="Tabela8.1">
                <table:table-cell table:style-name="Tabela8.A1" office:value-type="string">
                  <text:p text:style-name="P27">Atividade</text:p>
                </table:table-cell>
                <table:table-cell table:style-name="Tabela8.B1" office:value-type="string">
                  <text:p text:style-name="P27">Descrição da atividade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1</text:p>
                </table:table-cell>
                <table:table-cell table:style-name="Tabela8.B2" office:value-type="string">
                  <text:p text:style-name="P80">Organizar o produto existente (código + documentação) em um repositório para controle de versões.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2</text:p>
                </table:table-cell>
                <table:table-cell table:style-name="Tabela8.B2" office:value-type="string">
                  <text:p text:style-name="P80">Elaborar manual de operações que documente, de forma clara e direta, os passos necessários para instalação e operação do sistema.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3</text:p>
                </table:table-cell>
                <table:table-cell table:style-name="Tabela8.B2" office:value-type="string">
                  <text:p text:style-name="P80">Verificar infraestrutura existente (servidor) no IFNMG-Salinas para instalação e gerenciamento do banco de dados.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4</text:p>
                </table:table-cell>
                <table:table-cell table:style-name="Tabela8.B2" office:value-type="string">
                  <text:p text:style-name="P80">Verificar infraestrutura existente no setor de enfermagem para instalação da aplicação cliente.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5</text:p>
                </table:table-cell>
                <table:table-cell table:style-name="Tabela8.B2" office:value-type="string">
                  <text:p text:style-name="P80">Agendar instalação dos módulos cliente e servidor</text:p>
                </table:table-cell>
              </table:table-row>
              <table:table-row table:style-name="Tabela8.1">
                <table:table-cell table:style-name="Tabela8.A2" office:value-type="string">
                  <text:p text:style-name="P27">6</text:p>
                </table:table-cell>
                <table:table-cell table:style-name="Tabela8.B2" office:value-type="string">
                  <text:p text:style-name="P80">Agendar e conduzir treinamento</text:p>
                </table:table-cell>
              </table:table-row>
              <table:table-row table:style-name="Tabela8.1">
                <table:table-cell table:style-name="Tabela8.A8" office:value-type="float" office:value="7">
                  <text:p text:style-name="P27">7</text:p>
                </table:table-cell>
                <table:table-cell table:style-name="Tabela8.B8" office:value-type="string">
                  <text:p text:style-name="P80">Acompanhar a implantação e instruir os usuários sobre como registrar as demandas (issues) e possíveis problemas (bugs)</text:p>
                </table:table-cell>
              </table:table-row>
              <table:table-row table:style-name="Tabela8.1">
                <table:table-cell table:style-name="Tabela8.A8" office:value-type="float" office:value="8">
                  <text:p text:style-name="P27">8</text:p>
                </table:table-cell>
                <table:table-cell table:style-name="Tabela8.B8" office:value-type="string">
                  <text:p text:style-name="P80">Atender solicitações dos usuários e correção de bugs.</text:p>
                </table:table-cell>
              </table:table-row>
              <table:table-row table:style-name="Tabela8.1">
                <table:table-cell table:style-name="Tabela8.A8" office:value-type="float" office:value="9">
                  <text:p text:style-name="P27">9</text:p>
                </table:table-cell>
                <table:table-cell table:style-name="Tabela8.B8" office:value-type="string">
                  <text:p text:style-name="P80">Implementar testes para as funcionalidades do sistema.</text:p>
                </table:table-cell>
              </table:table-row>
              <table:table-row table:style-name="Tabela8.1">
                <table:table-cell table:style-name="Tabela8.A8" office:value-type="float" office:value="10">
                  <text:p text:style-name="P27">10</text:p>
                </table:table-cell>
                <table:table-cell table:style-name="Tabela8.B8" office:value-type="string">
                  <text:p text:style-name="P80">Acompanhar as atividades dos usuários</text:p>
                </table:table-cell>
              </table:table-row>
              <table:table-row table:style-name="Tabela8.1">
                <table:table-cell table:style-name="Tabela8.A8" office:value-type="float" office:value="11">
                  <text:p text:style-name="P27">11</text:p>
                </table:table-cell>
                <table:table-cell table:style-name="Tabela8.B8" office:value-type="string">
                  <text:p text:style-name="P80">Manter atualizada a documentação.</text:p>
                </table:table-cell>
              </table:table-row>
              <table:table-row table:style-name="Tabela8.1">
                <table:table-cell table:style-name="Tabela8.A8" office:value-type="float" office:value="12">
                  <text:p text:style-name="P27">12</text:p>
                </table:table-cell>
                <table:table-cell table:style-name="Tabela8.B8" office:value-type="string">
                  <text:p text:style-name="P80">Registrar potenciais pendências e/ou necessidades de intervenções futuras.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47"/>
          </table:table-cell>
          <table:table-cell table:style-name="Tabela7.Q1" office:value-type="string">
            <text:p text:style-name="P28"/>
          </table:table-cell>
        </table:table-row>
        <table:table-row table:style-name="Tabela7.1">
          <table:table-cell table:style-name="Tabela7.A2" table:number-columns-spanned="1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Q2" office:value-type="string">
            <text:p text:style-name="P20"/>
          </table:table-cell>
        </table:table-row>
        <table:table-row table:style-name="Tabela7.1">
          <table:table-cell table:style-name="Tabela7.A3" table:number-columns-spanned="16" office:value-type="string">
            <text:p text:style-name="P29">CRONOGRAMA DE TRAB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Q3" office:value-type="string">
            <text:p text:style-name="P20"/>
          </table:table-cell>
        </table:table-row>
        <table:table-row table:style-name="Tabela7.1">
          <table:table-cell table:style-name="Tabela7.A2" table:number-columns-spanned="4" office:value-type="string">
            <text:p text:style-name="P64">data inicial (Mês/ano): 11/2019</text:p>
          </table:table-cell>
          <table:covered-table-cell/>
          <table:covered-table-cell/>
          <table:covered-table-cell/>
          <table:table-cell table:style-name="Tabela7.A2" table:number-columns-spanned="5" office:value-type="string">
            <text:p text:style-name="P64">data final (Mês/ano): 07/2020</text:p>
          </table:table-cell>
          <table:covered-table-cell/>
          <table:covered-table-cell/>
          <table:covered-table-cell/>
          <table:covered-table-cell/>
          <table:table-cell table:style-name="Tabela7.A2" table:number-columns-spanned="7" office:value-type="string">
            <text:p text:style-name="P39">duração do plano de trabalho (meses): 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Q2" office:value-type="string">
            <text:p text:style-name="P20"/>
          </table:table-cell>
        </table:table-row>
        <table:table-row table:style-name="Tabela7.1">
          <table:table-cell table:style-name="Tabela7.A5" table:number-rows-spanned="2" office:value-type="string">
            <text:p text:style-name="P27">Atividade</text:p>
          </table:table-cell>
          <table:table-cell table:style-name="Tabela7.A3" table:number-columns-spanned="15" office:value-type="string">
            <text:p text:style-name="P27">Mês de trab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Q3" office:value-type="string">
            <text:p text:style-name="P20"/>
          </table:table-cell>
        </table:table-row>
        <table:table-row table:style-name="Tabela7.1">
          <table:covered-table-cell/>
          <table:table-cell table:style-name="Tabela7.A5" office:value-type="string">
            <text:p text:style-name="P27">1</text:p>
          </table:table-cell>
          <table:table-cell table:style-name="Tabela7.A5" office:value-type="string">
            <text:p text:style-name="P27">2</text:p>
          </table:table-cell>
          <table:table-cell table:style-name="Tabela7.A5" table:number-columns-spanned="2" office:value-type="string">
            <text:p text:style-name="P27">3</text:p>
          </table:table-cell>
          <table:covered-table-cell/>
          <table:table-cell table:style-name="Tabela7.A5" office:value-type="string">
            <text:p text:style-name="P27">4</text:p>
          </table:table-cell>
          <table:table-cell table:style-name="Tabela7.A5" office:value-type="string">
            <text:p text:style-name="P27">5</text:p>
          </table:table-cell>
          <table:table-cell table:style-name="Tabela7.A5" office:value-type="string">
            <text:p text:style-name="P27">6</text:p>
          </table:table-cell>
          <table:table-cell table:style-name="Tabela7.A5" table:number-columns-spanned="2" office:value-type="string">
            <text:p text:style-name="P27">7</text:p>
          </table:table-cell>
          <table:covered-table-cell/>
          <table:table-cell table:style-name="Tabela7.A5" office:value-type="string">
            <text:p text:style-name="P27">8</text:p>
          </table:table-cell>
          <table:table-cell table:style-name="Tabela7.A5" office:value-type="string">
            <text:p text:style-name="P27">9</text:p>
          </table:table-cell>
          <table:table-cell table:style-name="Tabela7.A3" office:value-type="string">
            <text:p text:style-name="P27"/>
          </table:table-cell>
          <table:table-cell table:style-name="Tabela7.A3" office:value-type="string">
            <text:p text:style-name="P27"/>
          </table:table-cell>
          <table:table-cell table:style-name="Tabela7.O6" table:number-columns-spanned="2">
            <text:p text:style-name="P27"/>
          </table:table-cell>
          <table:covered-table-cell/>
          <table:table-cell table:style-name="Tabela7.Q3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1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2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3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4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5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6</text:p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>X</text:p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7</text:p>
          </table:table-cell>
          <table:table-cell table:style-name="Tabela7.B7" office:value-type="string">
            <text:p text:style-name="P27"/>
          </table:table-cell>
          <table:table-cell table:style-name="Tabela7.C13" office:value-type="string">
            <text:p text:style-name="P27">X</text:p>
          </table:table-cell>
          <table:table-cell table:style-name="Tabela7.B7" table:number-columns-spanned="2" office:value-type="string">
            <text:p text:style-name="P27">X</text:p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8</text:p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>X</text:p>
          </table:table-cell>
          <table:table-cell table:style-name="Tabela7.B7" table:number-columns-spanned="2" office:value-type="string">
            <text:p text:style-name="P27">X</text:p>
          </table:table-cell>
          <table:covered-table-cell/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>X</text:p>
          </table:table-cell>
          <table:table-cell table:style-name="Tabela7.B7" table:number-columns-spanned="2" office:value-type="string">
            <text:p text:style-name="P27"/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9</text:p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>X</text:p>
          </table:table-cell>
          <table:covered-table-cell/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>X</text:p>
          </table:table-cell>
          <table:table-cell table:style-name="Tabela7.B7" table:number-columns-spanned="2" office:value-type="string">
            <text:p text:style-name="P27">X</text:p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7">10</text:p>
          </table:table-cell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B7" table:number-columns-spanned="2" office:value-type="string">
            <text:p text:style-name="P27">X</text:p>
          </table:table-cell>
          <table:covered-table-cell/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>X</text:p>
          </table:table-cell>
          <table:table-cell table:style-name="Tabela7.B7" office:value-type="string">
            <text:p text:style-name="P27">X</text:p>
          </table:table-cell>
          <table:table-cell table:style-name="Tabela7.B7" table:number-columns-spanned="2" office:value-type="string">
            <text:p text:style-name="P27">X</text:p>
          </table:table-cell>
          <table:covered-table-cell/>
          <table:table-cell table:style-name="Tabela7.B7" office:value-type="string">
            <text:p text:style-name="P27"/>
          </table:table-cell>
          <table:table-cell table:style-name="Tabela7.B7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A1" table:number-columns-spanned="2" office:value-type="string">
            <text:p text:style-name="P27"/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7" office:value-type="float" office:value="11">
            <text:p text:style-name="P27">11</text:p>
          </table:table-cell>
          <table:table-cell table:style-name="Tabela7.B17" office:value-type="string">
            <text:p text:style-name="P27"/>
          </table:table-cell>
          <table:table-cell table:style-name="Tabela7.B17" office:value-type="string">
            <text:p text:style-name="P27"/>
          </table:table-cell>
          <table:table-cell table:style-name="Tabela7.B17" table:number-columns-spanned="2" office:value-type="string">
            <text:p text:style-name="P27"/>
          </table:table-cell>
          <table:covered-table-cell/>
          <table:table-cell table:style-name="Tabela7.B17" office:value-type="string">
            <text:p text:style-name="P27"/>
          </table:table-cell>
          <table:table-cell table:style-name="Tabela7.B17" office:value-type="string">
            <text:p text:style-name="P27">X</text:p>
          </table:table-cell>
          <table:table-cell table:style-name="Tabela7.B17" office:value-type="string">
            <text:p text:style-name="P27">X</text:p>
          </table:table-cell>
          <table:table-cell table:style-name="Tabela7.B17" table:number-columns-spanned="2" office:value-type="string">
            <text:p text:style-name="P27">X</text:p>
          </table:table-cell>
          <table:covered-table-cell/>
          <table:table-cell table:style-name="Tabela7.B17" office:value-type="string">
            <text:p text:style-name="P27">X</text:p>
          </table:table-cell>
          <table:table-cell table:style-name="Tabela7.B17" office:value-type="string">
            <text:p text:style-name="P27">X</text:p>
          </table:table-cell>
          <table:table-cell table:style-name="Tabela7.M17" office:value-type="string">
            <text:p text:style-name="P27"/>
          </table:table-cell>
          <table:table-cell table:style-name="Tabela7.M17" office:value-type="string">
            <text:p text:style-name="P27"/>
          </table:table-cell>
          <table:table-cell table:style-name="Tabela7.M17" table:number-columns-spanned="2" office:value-type="string">
            <text:p text:style-name="P27"/>
          </table:table-cell>
          <table:covered-table-cell/>
          <table:table-cell table:style-name="Tabela7.M17" office:value-type="string">
            <text:p text:style-name="P20"/>
          </table:table-cell>
        </table:table-row>
        <table:table-row table:style-name="Tabela7.1">
          <table:table-cell table:style-name="Tabela7.A17" office:value-type="float" office:value="12">
            <text:p text:style-name="P27">12</text:p>
          </table:table-cell>
          <table:table-cell table:style-name="Tabela7.B17" office:value-type="string">
            <text:p text:style-name="P27"/>
          </table:table-cell>
          <table:table-cell table:style-name="Tabela7.B17" office:value-type="string">
            <text:p text:style-name="P27"/>
          </table:table-cell>
          <table:table-cell table:style-name="Tabela7.B17" table:number-columns-spanned="2" office:value-type="string">
            <text:p text:style-name="P27"/>
          </table:table-cell>
          <table:covered-table-cell/>
          <table:table-cell table:style-name="Tabela7.B17" office:value-type="string">
            <text:p text:style-name="P27"/>
          </table:table-cell>
          <table:table-cell table:style-name="Tabela7.B17" office:value-type="string">
            <text:p text:style-name="P27"/>
          </table:table-cell>
          <table:table-cell table:style-name="Tabela7.B17" office:value-type="string">
            <text:p text:style-name="P27"/>
          </table:table-cell>
          <table:table-cell table:style-name="Tabela7.B17" table:number-columns-spanned="2" office:value-type="string">
            <text:p text:style-name="P27"/>
          </table:table-cell>
          <table:covered-table-cell/>
          <table:table-cell table:style-name="Tabela7.B17" office:value-type="string">
            <text:p text:style-name="P27">X</text:p>
          </table:table-cell>
          <table:table-cell table:style-name="Tabela7.B17" office:value-type="string">
            <text:p text:style-name="P27">X</text:p>
          </table:table-cell>
          <table:table-cell table:style-name="Tabela7.M17" office:value-type="string">
            <text:p text:style-name="P27"/>
          </table:table-cell>
          <table:table-cell table:style-name="Tabela7.M17" office:value-type="string">
            <text:p text:style-name="P27"/>
          </table:table-cell>
          <table:table-cell table:style-name="Tabela7.M17" table:number-columns-spanned="2" office:value-type="string">
            <text:p text:style-name="P27"/>
          </table:table-cell>
          <table:covered-table-cell/>
          <table:table-cell table:style-name="Tabela7.M17" office:value-type="string">
            <text:p text:style-name="P20"/>
          </table:table-cell>
        </table:table-row>
      </table:table>
      <text:p text:style-name="P53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5"><text:span text:style-name="T7">5</text:span><text:span text:style-name="T2"> – TERMO DE COMPROMISSO DO ALUNO</text:span></text:p>
          </table:table-cell>
        </table:table-row>
        <table:table-row table:style-name="Tabela9.1">
          <table:table-cell table:style-name="Tabela9.A1" office:value-type="string">
            <text:p text:style-name="P3">Declaro, para os devidos fins, que aceito assumir os seguintes compromissos:</text:p>
            <text:p text:style-name="P3">I - Dedicar-se às atividades previstas no plano de trabalho proposto e cumprir a carga horária semanal prevista; </text:p>
            <text:p text:style-name="P16">II - Apresentar, nas datas previstas, os resultados alcançados no desenvolvimento do plano de trabalho, por meio dos relatórios parcial e final e sob a forma de panéis/posters, exposições orais e/ou resumos, nos Seminários de Iniciação Científica promovidos pelo IFNMG;</text:p>
            <text:p text:style-name="P16">III – Apresentar ficha de frequência, mensalmente ao orientador;</text:p>
            <text:p text:style-name="P23"/>
            <text:p text:style-name="P2">___________________, <text:s/>__ / __ / ____. <text:s text:c="14"/>___________________________________________ <text:s text:c="31"/></text:p>
            <text:p text:style-name="P4">ASSINATURA</text:p>
          </table:table-cell>
        </table:table-row>
      </table:table>
      <text:p text:style-name="Standard"><text:soft-page-break/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67">6- TERMO DE RESPONSABILIDADE DO ORIENTADOR</text:p>
          </table:table-cell>
        </table:table-row>
        <table:table-row table:style-name="Tabela10.1">
          <table:table-cell table:style-name="Tabela10.A1" office:value-type="string">
            <text:p text:style-name="P54"/>
            <text:p text:style-name="P1">Como coordenador do projeto de pesquisa, assumo o compromisso de orientar o aluno indicado acima no cumprimento das atividades constantes do plano de trabalho proposto.</text:p>
            <text:p text:style-name="P14">___________________, <text:s/>__ / __ / ____. <text:s text:c="18"/></text:p>
            <text:p text:style-name="P51"/>
            <text:p text:style-name="P14">_________________________________________</text:p>
            <text:p text:style-name="P10">ASSINATURA</text:p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66"><text:span text:style-name="T2">7 – DECLARAÇÃO DE <text:s/>CIÊNCIA DO DIRIGENTE DE PESQUISA DO </text:span><text:span text:style-name="T3">CAMPUS</text:span></text:p>
          </table:table-cell>
        </table:table-row>
        <table:table-row table:style-name="Tabela11.1">
          <table:table-cell table:style-name="Tabela11.A1" office:value-type="string">
            <text:p text:style-name="P54"/>
            <text:p text:style-name="P16">Declaro que estou ciente da participação do aluno indicado em Iniciação Científica sob a orientação do servidor indicado.</text:p>
            <text:p text:style-name="P23"/>
            <text:p text:style-name="P14">___________________, <text:s/>__ / __ / ____. <text:s text:c="18"/></text:p>
            <text:p text:style-name="P51"/>
            <text:p text:style-name="P14">_________________________________________</text:p>
            <text:p text:style-name="P10">ASSINATURA</text:p>
          </table:table-cell>
        </table:table-row>
      </table:table>
      <text:p text:style-name="Standard"/>
      <text:p text:style-name="Standard"/>
      <text:p text:style-name="P55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66"><text:span text:style-name="T2">8– </text:span><text:span text:style-name="T3">TERMO DE COMPROMISSO DO CAMPUS</text:span></text:p>
          </table:table-cell>
        </table:table-row>
        <table:table-row table:style-name="Tabela12.1">
          <table:table-cell table:style-name="Tabela12.A1" office:value-type="string">
            <text:p text:style-name="P20"/>
            <text:p text:style-name="P16">Ciente do projeto de pesquisa/Inovação e do plano de trabalho a ser desenvolvido <text:s/>pelo aluno indicado neste formulário, eu, representante legal do IFNMG – Campus Salinas, asseguro condições de trabalho e acesso às instalações laboratoriais, bibliotecas ou outras, imprescindíveis à realização das atividades propostas.</text:p>
            <text:p text:style-name="P14">___________________, <text:s/>__ / __ / ____. <text:s text:c="10"/></text:p>
            <text:p text:style-name="P51"/>
            <text:p text:style-name="P14">_________________________________________ <text:s text:c="12"/></text:p>
            <text:p text:style-name="P10">ASSINATURA E CARIMBO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" svg:font-family="Tahoma, Geneva"/>
    <style:font-face style:name="SimSun" svg:font-family="SimSun, ??¨¬?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entury Gothic" svg:font-family="'Century Gothic'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fo:color="#00000a" style:font-name="Arial" fo:font-size="12pt" fo:language="pt" fo:country="BR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start" style:justify-single-word="false" fo:orphans="0" fo:widows="0"/>
      <style:text-properties style:font-name="Times New Roman" style:font-name-asian="SimSun" style:font-name-complex="Times New Roman" style:language-complex="hi" style:country-complex="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Recuo_20_de_20_corpo_20_de_20_texto_20_21" style:display-name="Recuo de corpo de texto 21" style:family="paragraph" style:parent-style-name="Standard">
      <style:paragraph-properties fo:margin-left="0.499cm" fo:margin-right="0cm" fo:margin-top="0cm" fo:margin-bottom="0.212cm" fo:line-height="200%" fo:text-align="start" style:justify-single-word="false" fo:text-indent="0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style:font-name="Times New Roman" style:font-name-asian="SimSun" style:font-name-complex="Times New Roman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fo:language="zxx" fo:country="none" style:font-name-asian="SimSun" style:font-size-asian="12pt" style:font-name-complex="Times New Roman" style:font-size-complex="12pt" style:language-complex="hi" style:country-complex="IN"/>
    </style:style>
    <style:style style:name="Title_20_Char" style:display-name="Title Char" style:family="text" style:parent-style-name="Default_20_Paragraph_20_Font">
      <style:text-properties fo:color="#00000a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Body_20_Text_20_Char1" style:display-name="Body Text Char1" style:family="text" style:parent-style-name="Default_20_Paragraph_20_Font">
      <style:text-properties fo:color="#00000a" style:font-name="Arial" fo:font-size="12pt" style:font-name-asian="Times New Roman" style:font-size-asian="12pt" style:font-name-complex="Arial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ormulário de Cadastro de Voluntário em Projeto de Pesquisa </dc:title>
    <meta:initial-creator>IFNMG</meta:initial-creator>
    <meta:creation-date>2019-03-20T10:54:00</meta:creation-date>
    <dc:creator>Leonardo Silva</dc:creator>
    <dc:date>2019-11-03T08:30:16</dc:date>
    <meta:editing-cycles>7</meta:editing-cycles>
    <meta:editing-duration>PT1H18M34S</meta:editing-duration>
    <meta:generator>OpenOffice/4.1.6$Unix OpenOffice.org_project/416m1$Build-9790</meta:generator>
    <meta:document-statistic meta:table-count="12" meta:image-count="0" meta:object-count="0" meta:page-count="6" meta:paragraph-count="261" meta:word-count="1639" meta:character-count="11319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